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1.1-original_rgb_r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31361607142857" calcext:value-type="float">
            <text:p>0,931361607142857</text:p>
          </table:table-cell>
          <table:table-cell office:value-type="float" office:value="0.912577473321217" calcext:value-type="float">
            <text:p>0,912577473321217</text:p>
          </table:table-cell>
          <table:table-cell office:value-type="float" office:value="0.908681731706185" calcext:value-type="float">
            <text:p>0,908681731706185</text:p>
          </table:table-cell>
          <table:table-cell office:value-type="float" office:value="0.83264594583103" calcext:value-type="float">
            <text:p>0,83264594583103</text:p>
          </table:table-cell>
          <table:table-cell office:value-type="float" office:value="0.904819110104884" calcext:value-type="float">
            <text:p>0,904819110104884</text:p>
          </table:table-cell>
          <table:table-cell office:value-type="float" office:value="0.94745245231226" calcext:value-type="float">
            <text:p>0,9474524523122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84477887834821" calcext:value-type="float">
            <text:p>0,884477887834821</text:p>
          </table:table-cell>
          <table:table-cell office:value-type="float" office:value="0.878349050262162" calcext:value-type="float">
            <text:p>0,878349050262162</text:p>
          </table:table-cell>
          <table:table-cell office:value-type="float" office:value="0.873475624313613" calcext:value-type="float">
            <text:p>0,873475624313613</text:p>
          </table:table-cell>
          <table:table-cell office:value-type="float" office:value="0.775372147434811" calcext:value-type="float">
            <text:p>0,775372147434811</text:p>
          </table:table-cell>
          <table:table-cell office:value-type="float" office:value="0.868655979334448" calcext:value-type="float">
            <text:p>0,868655979334448</text:p>
          </table:table-cell>
          <table:table-cell office:value-type="float" office:value="0.897904577691812" calcext:value-type="float">
            <text:p>0,89790457769181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2101702008929" calcext:value-type="float">
            <text:p>0,922101702008929</text:p>
          </table:table-cell>
          <table:table-cell office:value-type="float" office:value="0.879547524325361" calcext:value-type="float">
            <text:p>0,879547524325361</text:p>
          </table:table-cell>
          <table:table-cell office:value-type="float" office:value="0.891490757159861" calcext:value-type="float">
            <text:p>0,891490757159861</text:p>
          </table:table-cell>
          <table:table-cell office:value-type="float" office:value="0.804224920015778" calcext:value-type="float">
            <text:p>0,804224920015778</text:p>
          </table:table-cell>
          <table:table-cell office:value-type="float" office:value="0.90376280535855" calcext:value-type="float">
            <text:p>0,90376280535855</text:p>
          </table:table-cell>
          <table:table-cell office:value-type="float" office:value="0.932154427645788" calcext:value-type="float">
            <text:p>0,932154427645788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72349330357143" calcext:value-type="float">
            <text:p>0,872349330357143</text:p>
          </table:table-cell>
          <table:table-cell office:value-type="float" office:value="0.867542163855743" calcext:value-type="float">
            <text:p>0,867542163855743</text:p>
          </table:table-cell>
          <table:table-cell office:value-type="float" office:value="0.842112074543807" calcext:value-type="float">
            <text:p>0,842112074543807</text:p>
          </table:table-cell>
          <table:table-cell office:value-type="float" office:value="0.727282888118922" calcext:value-type="float">
            <text:p>0,727282888118922</text:p>
          </table:table-cell>
          <table:table-cell office:value-type="float" office:value="0.818130382850317" calcext:value-type="float">
            <text:p>0,818130382850317</text:p>
          </table:table-cell>
          <table:table-cell office:value-type="float" office:value="0.910986008033808" calcext:value-type="float">
            <text:p>0,910986008033808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4963030133929" calcext:value-type="float">
            <text:p>0,854963030133929</text:p>
          </table:table-cell>
          <table:table-cell office:value-type="float" office:value="0.860961018911617" calcext:value-type="float">
            <text:p>0,860961018911617</text:p>
          </table:table-cell>
          <table:table-cell office:value-type="float" office:value="0.84287387591627" calcext:value-type="float">
            <text:p>0,84287387591627</text:p>
          </table:table-cell>
          <table:table-cell office:value-type="float" office:value="0.728420055837646" calcext:value-type="float">
            <text:p>0,728420055837646</text:p>
          </table:table-cell>
          <table:table-cell office:value-type="float" office:value="0.825531048775072" calcext:value-type="float">
            <text:p>0,825531048775072</text:p>
          </table:table-cell>
          <table:table-cell office:value-type="float" office:value="0.881191873886947" calcext:value-type="float">
            <text:p>0,88119187388694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23983328683036" calcext:value-type="float">
            <text:p>0,823983328683036</text:p>
          </table:table-cell>
          <table:table-cell office:value-type="float" office:value="0.894345814626587" calcext:value-type="float">
            <text:p>0,894345814626587</text:p>
          </table:table-cell>
          <table:table-cell office:value-type="float" office:value="0.795415159162081" calcext:value-type="float">
            <text:p>0,795415159162081</text:p>
          </table:table-cell>
          <table:table-cell office:value-type="float" office:value="0.660323069156991" calcext:value-type="float">
            <text:p>0,660323069156991</text:p>
          </table:table-cell>
          <table:table-cell office:value-type="float" office:value="0.716191553819761" calcext:value-type="float">
            <text:p>0,716191553819761</text:p>
          </table:table-cell>
          <table:table-cell office:value-type="float" office:value="0.922596587304237" calcext:value-type="float">
            <text:p>0,922596587304237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19581821986607" calcext:value-type="float">
            <text:p>0,919581821986607</text:p>
          </table:table-cell>
          <table:table-cell office:value-type="float" office:value="0.748955590661752" calcext:value-type="float">
            <text:p>0,748955590661752</text:p>
          </table:table-cell>
          <table:table-cell office:value-type="float" office:value="0.822262049295639" calcext:value-type="float">
            <text:p>0,822262049295639</text:p>
          </table:table-cell>
          <table:table-cell office:value-type="float" office:value="0.698170631933763" calcext:value-type="float">
            <text:p>0,698170631933763</text:p>
          </table:table-cell>
          <table:table-cell office:value-type="float" office:value="0.911475689994019" calcext:value-type="float">
            <text:p>0,911475689994019</text:p>
          </table:table-cell>
          <table:table-cell office:value-type="float" office:value="0.921660349247387" calcext:value-type="float">
            <text:p>0,92166034924738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051513671875" calcext:value-type="float">
            <text:p>0,9051513671875</text:p>
          </table:table-cell>
          <table:table-cell office:value-type="float" office:value="0.899428432445579" calcext:value-type="float">
            <text:p>0,899428432445579</text:p>
          </table:table-cell>
          <table:table-cell office:value-type="float" office:value="0.871779155567081" calcext:value-type="float">
            <text:p>0,871779155567081</text:p>
          </table:table-cell>
          <table:table-cell office:value-type="float" office:value="0.772702578461281" calcext:value-type="float">
            <text:p>0,772702578461281</text:p>
          </table:table-cell>
          <table:table-cell office:value-type="float" office:value="0.845779109393225" calcext:value-type="float">
            <text:p>0,845779109393225</text:p>
          </table:table-cell>
          <table:table-cell office:value-type="float" office:value="0.941731839639259" calcext:value-type="float">
            <text:p>0,94173183963925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901925223214286" calcext:value-type="float">
            <text:p>0,901925223214286</text:p>
          </table:table-cell>
          <table:table-cell office:value-type="float" office:value="0.925731078276237" calcext:value-type="float">
            <text:p>0,925731078276237</text:p>
          </table:table-cell>
          <table:table-cell office:value-type="float" office:value="0.889009492609185" calcext:value-type="float">
            <text:p>0,889009492609185</text:p>
          </table:table-cell>
          <table:table-cell office:value-type="float" office:value="0.800195399236167" calcext:value-type="float">
            <text:p>0,800195399236167</text:p>
          </table:table-cell>
          <table:table-cell office:value-type="float" office:value="0.855090070423872" calcext:value-type="float">
            <text:p>0,855090070423872</text:p>
          </table:table-cell>
          <table:table-cell office:value-type="float" office:value="0.941716257841856" calcext:value-type="float">
            <text:p>0,94171625784185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17463030133929" calcext:value-type="float">
            <text:p>0,917463030133929</text:p>
          </table:table-cell>
          <table:table-cell office:value-type="float" office:value="0.895932678821879" calcext:value-type="float">
            <text:p>0,895932678821879</text:p>
          </table:table-cell>
          <table:table-cell office:value-type="float" office:value="0.88128025685404" calcext:value-type="float">
            <text:p>0,88128025685404</text:p>
          </table:table-cell>
          <table:table-cell office:value-type="float" office:value="0.787757847533632" calcext:value-type="float">
            <text:p>0,787757847533632</text:p>
          </table:table-cell>
          <table:table-cell office:value-type="float" office:value="0.867099385473482" calcext:value-type="float">
            <text:p>0,867099385473482</text:p>
          </table:table-cell>
          <table:table-cell office:value-type="float" office:value="0.944977011959174" calcext:value-type="float">
            <text:p>0,944977011959174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1502162388393" calcext:value-type="float">
            <text:p>0,941502162388393</text:p>
          </table:table-cell>
          <table:table-cell office:value-type="float" office:value="0.833950046253469" calcext:value-type="float">
            <text:p>0,833950046253469</text:p>
          </table:table-cell>
          <table:table-cell office:value-type="float" office:value="0.874801724298804" calcext:value-type="float">
            <text:p>0,874801724298804</text:p>
          </table:table-cell>
          <table:table-cell office:value-type="float" office:value="0.777464508425103" calcext:value-type="float">
            <text:p>0,777464508425103</text:p>
          </table:table-cell>
          <table:table-cell office:value-type="float" office:value="0.919861857854872" calcext:value-type="float">
            <text:p>0,919861857854872</text:p>
          </table:table-cell>
          <table:table-cell office:value-type="float" office:value="0.947683477753988" calcext:value-type="float">
            <text:p>0,947683477753988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7052176339286" calcext:value-type="float">
            <text:p>0,907052176339286</text:p>
          </table:table-cell>
          <table:table-cell office:value-type="float" office:value="0.863745913570525" calcext:value-type="float">
            <text:p>0,863745913570525</text:p>
          </table:table-cell>
          <table:table-cell office:value-type="float" office:value="0.871649770029138" calcext:value-type="float">
            <text:p>0,871649770029138</text:p>
          </table:table-cell>
          <table:table-cell office:value-type="float" office:value="0.772499306400324" calcext:value-type="float">
            <text:p>0,772499306400324</text:p>
          </table:table-cell>
          <table:table-cell office:value-type="float" office:value="0.879699613580577" calcext:value-type="float">
            <text:p>0,879699613580577</text:p>
          </table:table-cell>
          <table:table-cell office:value-type="float" office:value="0.922356236657103" calcext:value-type="float">
            <text:p>0,922356236657103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853759765625" calcext:value-type="float">
            <text:p>0,8853759765625</text:p>
          </table:table-cell>
          <table:table-cell office:value-type="float" office:value="0.731249146757679" calcext:value-type="float">
            <text:p>0,731249146757679</text:p>
          </table:table-cell>
          <table:table-cell office:value-type="float" office:value="0.802938090241343" calcext:value-type="float">
            <text:p>0,802938090241343</text:p>
          </table:table-cell>
          <table:table-cell office:value-type="float" office:value="0.670757363253857" calcext:value-type="float">
            <text:p>0,670757363253857</text:p>
          </table:table-cell>
          <table:table-cell office:value-type="float" office:value="0.890211068638857" calcext:value-type="float">
            <text:p>0,890211068638857</text:p>
          </table:table-cell>
          <table:table-cell office:value-type="float" office:value="0.883656607921705" calcext:value-type="float">
            <text:p>0,883656607921705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80240304129464" calcext:value-type="float">
            <text:p>0,880240304129464</text:p>
          </table:table-cell>
          <table:table-cell office:value-type="float" office:value="0.765569551672762" calcext:value-type="float">
            <text:p>0,765569551672762</text:p>
          </table:table-cell>
          <table:table-cell office:value-type="float" office:value="0.80450346584682" calcext:value-type="float">
            <text:p>0,80450346584682</text:p>
          </table:table-cell>
          <table:table-cell office:value-type="float" office:value="0.672945042384989" calcext:value-type="float">
            <text:p>0,672945042384989</text:p>
          </table:table-cell>
          <table:table-cell office:value-type="float" office:value="0.84760962149841" calcext:value-type="float">
            <text:p>0,84760962149841</text:p>
          </table:table-cell>
          <table:table-cell office:value-type="float" office:value="0.89361492882256" calcext:value-type="float">
            <text:p>0,8936149288225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56767926897321" calcext:value-type="float">
            <text:p>0,856767926897321</text:p>
          </table:table-cell>
          <table:table-cell office:value-type="float" office:value="0.641144102990033" calcext:value-type="float">
            <text:p>0,641144102990033</text:p>
          </table:table-cell>
          <table:table-cell office:value-type="float" office:value="0.750467105163221" calcext:value-type="float">
            <text:p>0,750467105163221</text:p>
          </table:table-cell>
          <table:table-cell office:value-type="float" office:value="0.600598118116171" calcext:value-type="float">
            <text:p>0,600598118116171</text:p>
          </table:table-cell>
          <table:table-cell office:value-type="float" office:value="0.904735743324909" calcext:value-type="float">
            <text:p>0,904735743324909</text:p>
          </table:table-cell>
          <table:table-cell office:value-type="float" office:value="0.841780625965555" calcext:value-type="float">
            <text:p>0,841780625965555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3143833705357" calcext:value-type="float">
            <text:p>0,883143833705357</text:p>
          </table:table-cell>
          <table:table-cell office:value-type="float" office:value="0.8587376556462" calcext:value-type="float">
            <text:p>0,8587376556462</text:p>
          </table:table-cell>
          <table:table-cell office:value-type="float" office:value="0.856512708507312" calcext:value-type="float">
            <text:p>0,856512708507312</text:p>
          </table:table-cell>
          <table:table-cell office:value-type="float" office:value="0.749035616643571" calcext:value-type="float">
            <text:p>0,749035616643571</text:p>
          </table:table-cell>
          <table:table-cell office:value-type="float" office:value="0.854299261031139" calcext:value-type="float">
            <text:p>0,854299261031139</text:p>
          </table:table-cell>
          <table:table-cell office:value-type="float" office:value="0.903044234226269" calcext:value-type="float">
            <text:p>0,903044234226269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40689522879464" calcext:value-type="float">
            <text:p>0,840689522879464</text:p>
          </table:table-cell>
          <table:table-cell office:value-type="float" office:value="0.880022522522522" calcext:value-type="float">
            <text:p>0,880022522522522</text:p>
          </table:table-cell>
          <table:table-cell office:value-type="float" office:value="0.810500222989722" calcext:value-type="float">
            <text:p>0,810500222989722</text:p>
          </table:table-cell>
          <table:table-cell office:value-type="float" office:value="0.681379045758929" calcext:value-type="float">
            <text:p>0,681379045758929</text:p>
          </table:table-cell>
          <table:table-cell office:value-type="float" office:value="0.751158275179268" calcext:value-type="float">
            <text:p>0,751158275179268</text:p>
          </table:table-cell>
          <table:table-cell office:value-type="float" office:value="0.915000558472021" calcext:value-type="float">
            <text:p>0,915000558472021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24044363839286" calcext:value-type="float">
            <text:p>0,824044363839286</text:p>
          </table:table-cell>
          <table:table-cell office:value-type="float" office:value="0.87770017281106" calcext:value-type="float">
            <text:p>0,87770017281106</text:p>
          </table:table-cell>
          <table:table-cell office:value-type="float" office:value="0.828541326808048" calcext:value-type="float">
            <text:p>0,828541326808048</text:p>
          </table:table-cell>
          <table:table-cell office:value-type="float" office:value="0.707273202007601" calcext:value-type="float">
            <text:p>0,707273202007601</text:p>
          </table:table-cell>
          <table:table-cell office:value-type="float" office:value="0.784597064881565" calcext:value-type="float">
            <text:p>0,784597064881565</text:p>
          </table:table-cell>
          <table:table-cell office:value-type="float" office:value="0.870698842874543" calcext:value-type="float">
            <text:p>0,870698842874543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27410016741071" calcext:value-type="float">
            <text:p>0,827410016741071</text:p>
          </table:table-cell>
          <table:table-cell office:value-type="float" office:value="0.608553198827384" calcext:value-type="float">
            <text:p>0,608553198827384</text:p>
          </table:table-cell>
          <table:table-cell office:value-type="float" office:value="0.68147146857198" calcext:value-type="float">
            <text:p>0,68147146857198</text:p>
          </table:table-cell>
          <table:table-cell office:value-type="float" office:value="0.516842413591095" calcext:value-type="float">
            <text:p>0,516842413591095</text:p>
          </table:table-cell>
          <table:table-cell office:value-type="float" office:value="0.774243089074155" calcext:value-type="float">
            <text:p>0,774243089074155</text:p>
          </table:table-cell>
          <table:table-cell office:value-type="float" office:value="0.844057705518663" calcext:value-type="float">
            <text:p>0,844057705518663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1878487723214" calcext:value-type="float">
            <text:p>0,871878487723214</text:p>
          </table:table-cell>
          <table:table-cell office:value-type="float" office:value="0.769816285298125" calcext:value-type="float">
            <text:p>0,769816285298125</text:p>
          </table:table-cell>
          <table:table-cell office:value-type="float" office:value="0.816851551788608" calcext:value-type="float">
            <text:p>0,816851551788608</text:p>
          </table:table-cell>
          <table:table-cell office:value-type="float" office:value="0.690404955543382" calcext:value-type="float">
            <text:p>0,690404955543382</text:p>
          </table:table-cell>
          <table:table-cell office:value-type="float" office:value="0.870008496176721" calcext:value-type="float">
            <text:p>0,870008496176721</text:p>
          </table:table-cell>
          <table:table-cell office:value-type="float" office:value="0.872792895720814" calcext:value-type="float">
            <text:p>0,87279289572081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2444545200893" calcext:value-type="float">
            <text:p>0,782444545200893</text:p>
          </table:table-cell>
          <table:table-cell office:value-type="float" office:value="0.564619653864893" calcext:value-type="float">
            <text:p>0,564619653864893</text:p>
          </table:table-cell>
          <table:table-cell office:value-type="float" office:value="0.681174050268979" calcext:value-type="float">
            <text:p>0,681174050268979</text:p>
          </table:table-cell>
          <table:table-cell office:value-type="float" office:value="0.516500339114427" calcext:value-type="float">
            <text:p>0,516500339114427</text:p>
          </table:table-cell>
          <table:table-cell office:value-type="float" office:value="0.858366610846322" calcext:value-type="float">
            <text:p>0,858366610846322</text:p>
          </table:table-cell>
          <table:table-cell office:value-type="float" office:value="0.754256540245827" calcext:value-type="float">
            <text:p>0,75425654024582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30705915178571" calcext:value-type="float">
            <text:p>0,830705915178571</text:p>
          </table:table-cell>
          <table:table-cell office:value-type="float" office:value="0.607869539198085" calcext:value-type="float">
            <text:p>0,607869539198085</text:p>
          </table:table-cell>
          <table:table-cell office:value-type="float" office:value="0.676647903274156" calcext:value-type="float">
            <text:p>0,676647903274156</text:p>
          </table:table-cell>
          <table:table-cell office:value-type="float" office:value="0.511313583851401" calcext:value-type="float">
            <text:p>0,511313583851401</text:p>
          </table:table-cell>
          <table:table-cell office:value-type="float" office:value="0.762976038458649" calcext:value-type="float">
            <text:p>0,762976038458649</text:p>
          </table:table-cell>
          <table:table-cell office:value-type="float" office:value="0.851184392814154" calcext:value-type="float">
            <text:p>0,851184392814154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722900390625" calcext:value-type="float">
            <text:p>0,84722900390625</text:p>
          </table:table-cell>
          <table:table-cell office:value-type="float" office:value="0.553335109690026" calcext:value-type="float">
            <text:p>0,553335109690026</text:p>
          </table:table-cell>
          <table:table-cell office:value-type="float" office:value="0.680861915083514" calcext:value-type="float">
            <text:p>0,680861915083514</text:p>
          </table:table-cell>
          <table:table-cell office:value-type="float" office:value="0.516141503962884" calcext:value-type="float">
            <text:p>0,516141503962884</text:p>
          </table:table-cell>
          <table:table-cell office:value-type="float" office:value="0.884775610679795" calcext:value-type="float">
            <text:p>0,884775610679795</text:p>
          </table:table-cell>
          <table:table-cell office:value-type="float" office:value="0.838752084134924" calcext:value-type="float">
            <text:p>0,83875208413492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9469866071429" calcext:value-type="float">
            <text:p>0,849469866071429</text:p>
          </table:table-cell>
          <table:table-cell office:value-type="float" office:value="0.593106133205558" calcext:value-type="float">
            <text:p>0,593106133205558</text:p>
          </table:table-cell>
          <table:table-cell office:value-type="float" office:value="0.696451805746035" calcext:value-type="float">
            <text:p>0,696451805746035</text:p>
          </table:table-cell>
          <table:table-cell office:value-type="float" office:value="0.534273921605654" calcext:value-type="float">
            <text:p>0,534273921605654</text:p>
          </table:table-cell>
          <table:table-cell office:value-type="float" office:value="0.843411975129887" calcext:value-type="float">
            <text:p>0,843411975129887</text:p>
          </table:table-cell>
          <table:table-cell office:value-type="float" office:value="0.851029537530426" calcext:value-type="float">
            <text:p>0,85102953753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73388017926897" calcext:value-type="float">
            <text:p>0,873388017926897</text:p>
          </table:table-cell>
          <table:table-cell table:style-name="ce9" table:formula="of:=AVERAGE([.D2:.D25])" office:value-type="float" office:value="0.788032910742352" calcext:value-type="float">
            <text:p>0,788032910742352</text:p>
          </table:table-cell>
          <table:table-cell table:style-name="ce9" table:formula="of:=AVERAGE([.E2:.E25])" office:value-type="float" office:value="0.810489720239393" calcext:value-type="float">
            <text:p>0,810489720239393</text:p>
          </table:table-cell>
          <table:table-cell table:style-name="ce9" table:formula="of:=AVERAGE([.F2:.F25])" office:value-type="float" office:value="0.687688516842475" calcext:value-type="float">
            <text:p>0,687688516842475</text:p>
          </table:table-cell>
          <table:table-cell table:style-name="ce9" table:formula="of:=AVERAGE([.G2:.G25])" office:value-type="float" office:value="0.847603727578448" calcext:value-type="float">
            <text:p>0,847603727578448</text:p>
          </table:table-cell>
          <table:table-cell table:style-name="ce9" table:formula="of:=AVERAGE([.H2:.H25])" office:value-type="float" office:value="0.893011668925878" calcext:value-type="float">
            <text:p>0,893011668925878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15445963541667" calcext:value-type="float">
            <text:p>0,915445963541667</text:p>
          </table:table-cell>
          <table:table-cell table:formula="of:=AVERAGE([.D8:.D13])" office:value-type="float" office:value="0.86129062333824" calcext:value-type="float">
            <text:p>0,86129062333824</text:p>
          </table:table-cell>
          <table:table-cell table:formula="of:=AVERAGE([.E8:.E13])" office:value-type="float" office:value="0.868463741442315" calcext:value-type="float">
            <text:p>0,868463741442315</text:p>
          </table:table-cell>
          <table:table-cell table:formula="of:=AVERAGE([.F8:.F13])" office:value-type="float" office:value="0.768131711998378" calcext:value-type="float">
            <text:p>0,768131711998378</text:p>
          </table:table-cell>
          <table:table-cell table:formula="of:=AVERAGE([.G8:.G13])" office:value-type="float" office:value="0.879834287786675" calcext:value-type="float">
            <text:p>0,879834287786675</text:p>
          </table:table-cell>
          <table:table-cell table:formula="of:=AVERAGE([.H8:.H13])" office:value-type="float" office:value="0.936687528849795" calcext:value-type="float">
            <text:p>0,9366875288497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1539481026786" calcext:value-type="float">
            <text:p>0,881539481026786</text:p>
          </table:table-cell>
          <table:table-cell table:formula="of:=AVERAGE([.D2:.D7])" office:value-type="float" office:value="0.882220507550448" calcext:value-type="float">
            <text:p>0,882220507550448</text:p>
          </table:table-cell>
          <table:table-cell table:formula="of:=AVERAGE([.E2:.E7])" office:value-type="float" office:value="0.859008203800303" calcext:value-type="float">
            <text:p>0,859008203800303</text:p>
          </table:table-cell>
          <table:table-cell table:formula="of:=AVERAGE([.F2:.F7])" office:value-type="float" office:value="0.754711504399196" calcext:value-type="float">
            <text:p>0,754711504399196</text:p>
          </table:table-cell>
          <table:table-cell table:formula="of:=AVERAGE([.G2:.G7])" office:value-type="float" office:value="0.839515146707172" calcext:value-type="float">
            <text:p>0,839515146707172</text:p>
          </table:table-cell>
          <table:table-cell table:formula="of:=AVERAGE([.H2:.H7])" office:value-type="float" office:value="0.915380987812475" calcext:value-type="float">
            <text:p>0,91538098781247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61710321335565" calcext:value-type="float">
            <text:p>0,861710321335565</text:p>
          </table:table-cell>
          <table:table-cell table:formula="of:=AVERAGE([.D14:.D19])" office:value-type="float" office:value="0.792403858733376" calcext:value-type="float">
            <text:p>0,792403858733376</text:p>
          </table:table-cell>
          <table:table-cell table:formula="of:=AVERAGE([.E14:.E19])" office:value-type="float" office:value="0.808910486592744" calcext:value-type="float">
            <text:p>0,808910486592744</text:p>
          </table:table-cell>
          <table:table-cell table:formula="of:=AVERAGE([.F14:.F19])" office:value-type="float" office:value="0.68033139802752" calcext:value-type="float">
            <text:p>0,68033139802752</text:p>
          </table:table-cell>
          <table:table-cell table:formula="of:=AVERAGE([.G14:.G19])" office:value-type="float" office:value="0.838768505759025" calcext:value-type="float">
            <text:p>0,838768505759025</text:p>
          </table:table-cell>
          <table:table-cell table:formula="of:=AVERAGE([.H14:.H19])" office:value-type="float" office:value="0.884632633047109" calcext:value-type="float">
            <text:p>0,88463263304710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34856305803572" calcext:value-type="float">
            <text:p>0,834856305803572</text:p>
          </table:table-cell>
          <table:table-cell table:formula="of:=AVERAGE([.D20:.D25])" office:value-type="float" office:value="0.616216653347345" calcext:value-type="float">
            <text:p>0,616216653347345</text:p>
          </table:table-cell>
          <table:table-cell table:formula="of:=AVERAGE([.E20:.E25])" office:value-type="float" office:value="0.705576449122212" calcext:value-type="float">
            <text:p>0,705576449122212</text:p>
          </table:table-cell>
          <table:table-cell table:formula="of:=AVERAGE([.F20:.F25])" office:value-type="float" office:value="0.547579452944807" calcext:value-type="float">
            <text:p>0,547579452944807</text:p>
          </table:table-cell>
          <table:table-cell table:formula="of:=AVERAGE([.G20:.G25])" office:value-type="float" office:value="0.832296970060922" calcext:value-type="float">
            <text:p>0,832296970060922</text:p>
          </table:table-cell>
          <table:table-cell table:formula="of:=AVERAGE([.H20:.H25])" office:value-type="float" office:value="0.835345525994135" calcext:value-type="float">
            <text:p>0,835345525994135</text:p>
          </table:table-cell>
        </table:table-row>
      </table:table>
      <table:table table:name="1.2-original_rgb_g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5230887276786" calcext:value-type="float">
            <text:p>0,915230887276786</text:p>
          </table:table-cell>
          <table:table-cell office:value-type="float" office:value="0.918900703908941" calcext:value-type="float">
            <text:p>0,918900703908941</text:p>
          </table:table-cell>
          <table:table-cell office:value-type="float" office:value="0.883356529250852" calcext:value-type="float">
            <text:p>0,883356529250852</text:p>
          </table:table-cell>
          <table:table-cell office:value-type="float" office:value="0.791081981304395" calcext:value-type="float">
            <text:p>0,791081981304395</text:p>
          </table:table-cell>
          <table:table-cell office:value-type="float" office:value="0.850459732939057" calcext:value-type="float">
            <text:p>0,850459732939057</text:p>
          </table:table-cell>
          <table:table-cell office:value-type="float" office:value="0.954497072911123" calcext:value-type="float">
            <text:p>0,954497072911123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7972237723214" calcext:value-type="float">
            <text:p>0,867972237723214</text:p>
          </table:table-cell>
          <table:table-cell office:value-type="float" office:value="0.893458100793085" calcext:value-type="float">
            <text:p>0,893458100793085</text:p>
          </table:table-cell>
          <table:table-cell office:value-type="float" office:value="0.849047951350812" calcext:value-type="float">
            <text:p>0,849047951350812</text:p>
          </table:table-cell>
          <table:table-cell office:value-type="float" office:value="0.737691854623566" calcext:value-type="float">
            <text:p>0,737691854623566</text:p>
          </table:table-cell>
          <table:table-cell office:value-type="float" office:value="0.808843640784075" calcext:value-type="float">
            <text:p>0,808843640784075</text:p>
          </table:table-cell>
          <table:table-cell office:value-type="float" office:value="0.918149580915538" calcext:value-type="float">
            <text:p>0,918149580915538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07706124441964" calcext:value-type="float">
            <text:p>0,907706124441964</text:p>
          </table:table-cell>
          <table:table-cell office:value-type="float" office:value="0.915451249550273" calcext:value-type="float">
            <text:p>0,915451249550273</text:p>
          </table:table-cell>
          <table:table-cell office:value-type="float" office:value="0.862068516177793" calcext:value-type="float">
            <text:p>0,862068516177793</text:p>
          </table:table-cell>
          <table:table-cell office:value-type="float" office:value="0.757575063554955" calcext:value-type="float">
            <text:p>0,757575063554955</text:p>
          </table:table-cell>
          <table:table-cell office:value-type="float" office:value="0.814568557919622" calcext:value-type="float">
            <text:p>0,814568557919622</text:p>
          </table:table-cell>
          <table:table-cell office:value-type="float" office:value="0.958760799136069" calcext:value-type="float">
            <text:p>0,958760799136069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3133021763393" calcext:value-type="float">
            <text:p>0,863133021763393</text:p>
          </table:table-cell>
          <table:table-cell office:value-type="float" office:value="0.914324897790198" calcext:value-type="float">
            <text:p>0,914324897790198</text:p>
          </table:table-cell>
          <table:table-cell office:value-type="float" office:value="0.8182523417509" calcext:value-type="float">
            <text:p>0,8182523417509</text:p>
          </table:table-cell>
          <table:table-cell office:value-type="float" office:value="0.692408684746825" calcext:value-type="float">
            <text:p>0,692408684746825</text:p>
          </table:table-cell>
          <table:table-cell office:value-type="float" office:value="0.740449697198298" calcext:value-type="float">
            <text:p>0,740449697198298</text:p>
          </table:table-cell>
          <table:table-cell office:value-type="float" office:value="0.950557737393044" calcext:value-type="float">
            <text:p>0,950557737393044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35553850446429" calcext:value-type="float">
            <text:p>0,835553850446429</text:p>
          </table:table-cell>
          <table:table-cell office:value-type="float" office:value="0.91504270277922" calcext:value-type="float">
            <text:p>0,91504270277922</text:p>
          </table:table-cell>
          <table:table-cell office:value-type="float" office:value="0.804417712330188" calcext:value-type="float">
            <text:p>0,804417712330188</text:p>
          </table:table-cell>
          <table:table-cell office:value-type="float" office:value="0.67282504987423" calcext:value-type="float">
            <text:p>0,67282504987423</text:p>
          </table:table-cell>
          <table:table-cell office:value-type="float" office:value="0.717655984013026" calcext:value-type="float">
            <text:p>0,717655984013026</text:p>
          </table:table-cell>
          <table:table-cell office:value-type="float" office:value="0.940620671459666" calcext:value-type="float">
            <text:p>0,94062067145966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11113630022321" calcext:value-type="float">
            <text:p>0,811113630022321</text:p>
          </table:table-cell>
          <table:table-cell office:value-type="float" office:value="0.922040202797381" calcext:value-type="float">
            <text:p>0,922040202797381</text:p>
          </table:table-cell>
          <table:table-cell office:value-type="float" office:value="0.769652825774895" calcext:value-type="float">
            <text:p>0,769652825774895</text:p>
          </table:table-cell>
          <table:table-cell office:value-type="float" office:value="0.625557437687973" calcext:value-type="float">
            <text:p>0,625557437687973</text:p>
          </table:table-cell>
          <table:table-cell office:value-type="float" office:value="0.660492024674234" calcext:value-type="float">
            <text:p>0,660492024674234</text:p>
          </table:table-cell>
          <table:table-cell office:value-type="float" office:value="0.948909740541624" calcext:value-type="float">
            <text:p>0,948909740541624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89910016741071" calcext:value-type="float">
            <text:p>0,889910016741071</text:p>
          </table:table-cell>
          <table:table-cell office:value-type="float" office:value="0.686518098138279" calcext:value-type="float">
            <text:p>0,686518098138279</text:p>
          </table:table-cell>
          <table:table-cell office:value-type="float" office:value="0.758603548485775" calcext:value-type="float">
            <text:p>0,758603548485775</text:p>
          </table:table-cell>
          <table:table-cell office:value-type="float" office:value="0.611088864931465" calcext:value-type="float">
            <text:p>0,611088864931465</text:p>
          </table:table-cell>
          <table:table-cell office:value-type="float" office:value="0.847603178672135" calcext:value-type="float">
            <text:p>0,847603178672135</text:p>
          </table:table-cell>
          <table:table-cell office:value-type="float" office:value="0.900758090313534" calcext:value-type="float">
            <text:p>0,900758090313534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96955217633929" calcext:value-type="float">
            <text:p>0,896955217633929</text:p>
          </table:table-cell>
          <table:table-cell office:value-type="float" office:value="0.910395924982635" calcext:value-type="float">
            <text:p>0,910395924982635</text:p>
          </table:table-cell>
          <table:table-cell office:value-type="float" office:value="0.856914545850788" calcext:value-type="float">
            <text:p>0,856914545850788</text:p>
          </table:table-cell>
          <table:table-cell office:value-type="float" office:value="0.749650468160827" calcext:value-type="float">
            <text:p>0,749650468160827</text:p>
          </table:table-cell>
          <table:table-cell office:value-type="float" office:value="0.809368067150012" calcext:value-type="float">
            <text:p>0,809368067150012</text:p>
          </table:table-cell>
          <table:table-cell office:value-type="float" office:value="0.950919467343056" calcext:value-type="float">
            <text:p>0,95091946734305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78060477120536" calcext:value-type="float">
            <text:p>0,878060477120536</text:p>
          </table:table-cell>
          <table:table-cell office:value-type="float" office:value="0.919550698239223" calcext:value-type="float">
            <text:p>0,919550698239223</text:p>
          </table:table-cell>
          <table:table-cell office:value-type="float" office:value="0.858447118839641" calcext:value-type="float">
            <text:p>0,858447118839641</text:p>
          </table:table-cell>
          <table:table-cell office:value-type="float" office:value="0.75199943253356" calcext:value-type="float">
            <text:p>0,75199943253356</text:p>
          </table:table-cell>
          <table:table-cell office:value-type="float" office:value="0.8049581443025" calcext:value-type="float">
            <text:p>0,8049581443025</text:p>
          </table:table-cell>
          <table:table-cell office:value-type="float" office:value="0.940168045543245" calcext:value-type="float">
            <text:p>0,940168045543245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7357352120536" calcext:value-type="float">
            <text:p>0,907357352120536</text:p>
          </table:table-cell>
          <table:table-cell office:value-type="float" office:value="0.904497726780688" calcext:value-type="float">
            <text:p>0,904497726780688</text:p>
          </table:table-cell>
          <table:table-cell office:value-type="float" office:value="0.862851905874456" calcext:value-type="float">
            <text:p>0,862851905874456</text:p>
          </table:table-cell>
          <table:table-cell office:value-type="float" office:value="0.758785869960044" calcext:value-type="float">
            <text:p>0,758785869960044</text:p>
          </table:table-cell>
          <table:table-cell office:value-type="float" office:value="0.824872282139243" calcext:value-type="float">
            <text:p>0,824872282139243</text:p>
          </table:table-cell>
          <table:table-cell office:value-type="float" office:value="0.952419474443501" calcext:value-type="float">
            <text:p>0,952419474443501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791748046875" calcext:value-type="float">
            <text:p>0,92791748046875</text:p>
          </table:table-cell>
          <table:table-cell office:value-type="float" office:value="0.789272030651341" calcext:value-type="float">
            <text:p>0,789272030651341</text:p>
          </table:table-cell>
          <table:table-cell office:value-type="float" office:value="0.850330406445189" calcext:value-type="float">
            <text:p>0,850330406445189</text:p>
          </table:table-cell>
          <table:table-cell office:value-type="float" office:value="0.739630247866209" calcext:value-type="float">
            <text:p>0,739630247866209</text:p>
          </table:table-cell>
          <table:table-cell office:value-type="float" office:value="0.921627879596562" calcext:value-type="float">
            <text:p>0,921627879596562</text:p>
          </table:table-cell>
          <table:table-cell office:value-type="float" office:value="0.929714035894044" calcext:value-type="float">
            <text:p>0,92971403589404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11821637834821" calcext:value-type="float">
            <text:p>0,911821637834821</text:p>
          </table:table-cell>
          <table:table-cell office:value-type="float" office:value="0.90331132713001" calcext:value-type="float">
            <text:p>0,90331132713001</text:p>
          </table:table-cell>
          <table:table-cell office:value-type="float" office:value="0.872985770085781" calcext:value-type="float">
            <text:p>0,872985770085781</text:p>
          </table:table-cell>
          <table:table-cell office:value-type="float" office:value="0.774600485880491" calcext:value-type="float">
            <text:p>0,774600485880491</text:p>
          </table:table-cell>
          <table:table-cell office:value-type="float" office:value="0.844630228206188" calcext:value-type="float">
            <text:p>0,844630228206188</text:p>
          </table:table-cell>
          <table:table-cell office:value-type="float" office:value="0.949415972042806" calcext:value-type="float">
            <text:p>0,94941597204280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1128627232143" calcext:value-type="float">
            <text:p>0,871128627232143</text:p>
          </table:table-cell>
          <table:table-cell office:value-type="float" office:value="0.709078986912926" calcext:value-type="float">
            <text:p>0,709078986912926</text:p>
          </table:table-cell>
          <table:table-cell office:value-type="float" office:value="0.778364274360436" calcext:value-type="float">
            <text:p>0,778364274360436</text:p>
          </table:table-cell>
          <table:table-cell office:value-type="float" office:value="0.637149240173815" calcext:value-type="float">
            <text:p>0,637149240173815</text:p>
          </table:table-cell>
          <table:table-cell office:value-type="float" office:value="0.862655808542463" calcext:value-type="float">
            <text:p>0,862655808542463</text:p>
          </table:table-cell>
          <table:table-cell office:value-type="float" office:value="0.874141578903821" calcext:value-type="float">
            <text:p>0,87414157890382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60866001674107" calcext:value-type="float">
            <text:p>0,860866001674107</text:p>
          </table:table-cell>
          <table:table-cell office:value-type="float" office:value="0.763369186486896" calcext:value-type="float">
            <text:p>0,763369186486896</text:p>
          </table:table-cell>
          <table:table-cell office:value-type="float" office:value="0.759491763003602" calcext:value-type="float">
            <text:p>0,759491763003602</text:p>
          </table:table-cell>
          <table:table-cell office:value-type="float" office:value="0.612242418351477" calcext:value-type="float">
            <text:p>0,612242418351477</text:p>
          </table:table-cell>
          <table:table-cell office:value-type="float" office:value="0.755653530082179" calcext:value-type="float">
            <text:p>0,755653530082179</text:p>
          </table:table-cell>
          <table:table-cell office:value-type="float" office:value="0.903990362156713" calcext:value-type="float">
            <text:p>0,903990362156713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414306640625" calcext:value-type="float">
            <text:p>0,8414306640625</text:p>
          </table:table-cell>
          <table:table-cell office:value-type="float" office:value="0.620254834199488" calcext:value-type="float">
            <text:p>0,620254834199488</text:p>
          </table:table-cell>
          <table:table-cell office:value-type="float" office:value="0.721116393191228" calcext:value-type="float">
            <text:p>0,721116393191228</text:p>
          </table:table-cell>
          <table:table-cell office:value-type="float" office:value="0.563863974291333" calcext:value-type="float">
            <text:p>0,563863974291333</text:p>
          </table:table-cell>
          <table:table-cell office:value-type="float" office:value="0.861150789290554" calcext:value-type="float">
            <text:p>0,861150789290554</text:p>
          </table:table-cell>
          <table:table-cell office:value-type="float" office:value="0.83526921096298" calcext:value-type="float">
            <text:p>0,8352692109629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2219587053571" calcext:value-type="float">
            <text:p>0,882219587053571</text:p>
          </table:table-cell>
          <table:table-cell office:value-type="float" office:value="0.902673693371368" calcext:value-type="float">
            <text:p>0,902673693371368</text:p>
          </table:table-cell>
          <table:table-cell office:value-type="float" office:value="0.846827232730077" calcext:value-type="float">
            <text:p>0,846827232730077</text:p>
          </table:table-cell>
          <table:table-cell office:value-type="float" office:value="0.734345500314663" calcext:value-type="float">
            <text:p>0,734345500314663</text:p>
          </table:table-cell>
          <table:table-cell office:value-type="float" office:value="0.797488360172568" calcext:value-type="float">
            <text:p>0,797488360172568</text:p>
          </table:table-cell>
          <table:table-cell office:value-type="float" office:value="0.940677216868535" calcext:value-type="float">
            <text:p>0,940677216868535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4130859375" calcext:value-type="float">
            <text:p>0,84130859375</text:p>
          </table:table-cell>
          <table:table-cell office:value-type="float" office:value="0.877194547928704" calcext:value-type="float">
            <text:p>0,877194547928704</text:p>
          </table:table-cell>
          <table:table-cell office:value-type="float" office:value="0.812068894304242" calcext:value-type="float">
            <text:p>0,812068894304242</text:p>
          </table:table-cell>
          <table:table-cell office:value-type="float" office:value="0.683599318521609" calcext:value-type="float">
            <text:p>0,683599318521609</text:p>
          </table:table-cell>
          <table:table-cell office:value-type="float" office:value="0.755945171770767" calcext:value-type="float">
            <text:p>0,755945171770767</text:p>
          </table:table-cell>
          <table:table-cell office:value-type="float" office:value="0.912160329338929" calcext:value-type="float">
            <text:p>0,912160329338929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17295619419643" calcext:value-type="float">
            <text:p>0,817295619419643</text:p>
          </table:table-cell>
          <table:table-cell office:value-type="float" office:value="0.90061858076564" calcext:value-type="float">
            <text:p>0,90061858076564</text:p>
          </table:table-cell>
          <table:table-cell office:value-type="float" office:value="0.815467803297168" calcext:value-type="float">
            <text:p>0,815467803297168</text:p>
          </table:table-cell>
          <table:table-cell office:value-type="float" office:value="0.688430255899365" calcext:value-type="float">
            <text:p>0,688430255899365</text:p>
          </table:table-cell>
          <table:table-cell office:value-type="float" office:value="0.745027677651905" calcext:value-type="float">
            <text:p>0,745027677651905</text:p>
          </table:table-cell>
          <table:table-cell office:value-type="float" office:value="0.902767204628502" calcext:value-type="float">
            <text:p>0,90276720462850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7129952566964" calcext:value-type="float">
            <text:p>0,817129952566964</text:p>
          </table:table-cell>
          <table:table-cell office:value-type="float" office:value="0.595683366853781" calcext:value-type="float">
            <text:p>0,595683366853781</text:p>
          </table:table-cell>
          <table:table-cell office:value-type="float" office:value="0.654258914294192" calcext:value-type="float">
            <text:p>0,654258914294192</text:p>
          </table:table-cell>
          <table:table-cell office:value-type="float" office:value="0.48616997819536" calcext:value-type="float">
            <text:p>0,48616997819536</text:p>
          </table:table-cell>
          <table:table-cell office:value-type="float" office:value="0.725610647945005" calcext:value-type="float">
            <text:p>0,725610647945005</text:p>
          </table:table-cell>
          <table:table-cell office:value-type="float" office:value="0.845786581177009" calcext:value-type="float">
            <text:p>0,84578658117700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28255789620536" calcext:value-type="float">
            <text:p>0,828255789620536</text:p>
          </table:table-cell>
          <table:table-cell office:value-type="float" office:value="0.757104833862797" calcext:value-type="float">
            <text:p>0,757104833862797</text:p>
          </table:table-cell>
          <table:table-cell office:value-type="float" office:value="0.728710143929481" calcext:value-type="float">
            <text:p>0,728710143929481</text:p>
          </table:table-cell>
          <table:table-cell office:value-type="float" office:value="0.573205347663106" calcext:value-type="float">
            <text:p>0,573205347663106</text:p>
          </table:table-cell>
          <table:table-cell office:value-type="float" office:value="0.702368309260833" calcext:value-type="float">
            <text:p>0,702368309260833</text:p>
          </table:table-cell>
          <table:table-cell office:value-type="float" office:value="0.88981356460324" calcext:value-type="float">
            <text:p>0,8898135646032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2095772879464" calcext:value-type="float">
            <text:p>0,782095772879464</text:p>
          </table:table-cell>
          <table:table-cell office:value-type="float" office:value="0.577472710074904" calcext:value-type="float">
            <text:p>0,577472710074904</text:p>
          </table:table-cell>
          <table:table-cell office:value-type="float" office:value="0.643845572831307" calcext:value-type="float">
            <text:p>0,643845572831307</text:p>
          </table:table-cell>
          <table:table-cell office:value-type="float" office:value="0.474758301807482" calcext:value-type="float">
            <text:p>0,474758301807482</text:p>
          </table:table-cell>
          <table:table-cell office:value-type="float" office:value="0.727457168620379" calcext:value-type="float">
            <text:p>0,727457168620379</text:p>
          </table:table-cell>
          <table:table-cell office:value-type="float" office:value="0.802381749485867" calcext:value-type="float">
            <text:p>0,80238174948586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9754464285714" calcext:value-type="float">
            <text:p>0,819754464285714</text:p>
          </table:table-cell>
          <table:table-cell office:value-type="float" office:value="0.606458303533114" calcext:value-type="float">
            <text:p>0,606458303533114</text:p>
          </table:table-cell>
          <table:table-cell office:value-type="float" office:value="0.621322586554314" calcext:value-type="float">
            <text:p>0,621322586554314</text:p>
          </table:table-cell>
          <table:table-cell office:value-type="float" office:value="0.450665674576812" calcext:value-type="float">
            <text:p>0,450665674576812</text:p>
          </table:table-cell>
          <table:table-cell office:value-type="float" office:value="0.636933824081725" calcext:value-type="float">
            <text:p>0,636933824081725</text:p>
          </table:table-cell>
          <table:table-cell office:value-type="float" office:value="0.875031227998456" calcext:value-type="float">
            <text:p>0,875031227998456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9574497767857" calcext:value-type="float">
            <text:p>0,849574497767857</text:p>
          </table:table-cell>
          <table:table-cell office:value-type="float" office:value="0.559789993823348" calcext:value-type="float">
            <text:p>0,559789993823348</text:p>
          </table:table-cell>
          <table:table-cell office:value-type="float" office:value="0.677556818181818" calcext:value-type="float">
            <text:p>0,677556818181818</text:p>
          </table:table-cell>
          <table:table-cell office:value-type="float" office:value="0.512352309344791" calcext:value-type="float">
            <text:p>0,512352309344791</text:p>
          </table:table-cell>
          <table:table-cell office:value-type="float" office:value="0.858076121946601" calcext:value-type="float">
            <text:p>0,858076121946601</text:p>
          </table:table-cell>
          <table:table-cell office:value-type="float" office:value="0.847655081014065" calcext:value-type="float">
            <text:p>0,847655081014065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55573381696429" calcext:value-type="float">
            <text:p>0,855573381696429</text:p>
          </table:table-cell>
          <table:table-cell office:value-type="float" office:value="0.623934073808671" calcext:value-type="float">
            <text:p>0,623934073808671</text:p>
          </table:table-cell>
          <table:table-cell office:value-type="float" office:value="0.67769302615193" calcext:value-type="float">
            <text:p>0,67769302615193</text:p>
          </table:table-cell>
          <table:table-cell office:value-type="float" office:value="0.512508093472247" calcext:value-type="float">
            <text:p>0,512508093472247</text:p>
          </table:table-cell>
          <table:table-cell office:value-type="float" office:value="0.741589302444426" calcext:value-type="float">
            <text:p>0,741589302444426</text:p>
          </table:table-cell>
          <table:table-cell office:value-type="float" office:value="0.884919851764138" calcext:value-type="float">
            <text:p>0,88491985176413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1640203566778" calcext:value-type="float">
            <text:p>0,861640203566778</text:p>
          </table:table-cell>
          <table:table-cell table:style-name="ce9" table:formula="of:=AVERAGE([.D2:.D25])" office:value-type="float" office:value="0.795266532298455" calcext:value-type="float">
            <text:p>0,795266532298455</text:p>
          </table:table-cell>
          <table:table-cell table:style-name="ce9" table:formula="of:=AVERAGE([.E2:.E25])" office:value-type="float" office:value="0.782652191460286" calcext:value-type="float">
            <text:p>0,782652191460286</text:p>
          </table:table-cell>
          <table:table-cell table:style-name="ce9" table:formula="of:=AVERAGE([.F2:.F25])" office:value-type="float" office:value="0.649674410572358" calcext:value-type="float">
            <text:p>0,649674410572358</text:p>
          </table:table-cell>
          <table:table-cell table:style-name="ce9" table:formula="of:=AVERAGE([.G2:.G25])" office:value-type="float" office:value="0.783978588725182" calcext:value-type="float">
            <text:p>0,783978588725182</text:p>
          </table:table-cell>
          <table:table-cell table:style-name="ce9" table:formula="of:=AVERAGE([.H2:.H25])" office:value-type="float" office:value="0.908728526951646" calcext:value-type="float">
            <text:p>0,908728526951646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2003696986607" calcext:value-type="float">
            <text:p>0,902003696986607</text:p>
          </table:table-cell>
          <table:table-cell table:formula="of:=AVERAGE([.D8:.D13])" office:value-type="float" office:value="0.852257634320363" calcext:value-type="float">
            <text:p>0,852257634320363</text:p>
          </table:table-cell>
          <table:table-cell table:formula="of:=AVERAGE([.E8:.E13])" office:value-type="float" office:value="0.843355549263605" calcext:value-type="float">
            <text:p>0,843355549263605</text:p>
          </table:table-cell>
          <table:table-cell table:formula="of:=AVERAGE([.F8:.F13])" office:value-type="float" office:value="0.730959228222099" calcext:value-type="float">
            <text:p>0,730959228222099</text:p>
          </table:table-cell>
          <table:table-cell table:formula="of:=AVERAGE([.G8:.G13])" office:value-type="float" office:value="0.842176630011107" calcext:value-type="float">
            <text:p>0,842176630011107</text:p>
          </table:table-cell>
          <table:table-cell table:formula="of:=AVERAGE([.H8:.H13])" office:value-type="float" office:value="0.937232514263365" calcext:value-type="float">
            <text:p>0,93723251426336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6784958612351" calcext:value-type="float">
            <text:p>0,866784958612351</text:p>
          </table:table-cell>
          <table:table-cell table:formula="of:=AVERAGE([.D2:.D7])" office:value-type="float" office:value="0.91320297626985" calcext:value-type="float">
            <text:p>0,91320297626985</text:p>
          </table:table-cell>
          <table:table-cell table:formula="of:=AVERAGE([.E2:.E7])" office:value-type="float" office:value="0.831132646105907" calcext:value-type="float">
            <text:p>0,831132646105907</text:p>
          </table:table-cell>
          <table:table-cell table:formula="of:=AVERAGE([.F2:.F7])" office:value-type="float" office:value="0.712856678631991" calcext:value-type="float">
            <text:p>0,712856678631991</text:p>
          </table:table-cell>
          <table:table-cell table:formula="of:=AVERAGE([.G2:.G7])" office:value-type="float" office:value="0.765411606254719" calcext:value-type="float">
            <text:p>0,765411606254719</text:p>
          </table:table-cell>
          <table:table-cell table:formula="of:=AVERAGE([.H2:.H7])" office:value-type="float" office:value="0.945249267059511" calcext:value-type="float">
            <text:p>0,94524926705951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52374848865327" calcext:value-type="float">
            <text:p>0,852374848865327</text:p>
          </table:table-cell>
          <table:table-cell table:formula="of:=AVERAGE([.D14:.D19])" office:value-type="float" office:value="0.795531638277504" calcext:value-type="float">
            <text:p>0,795531638277504</text:p>
          </table:table-cell>
          <table:table-cell table:formula="of:=AVERAGE([.E14:.E19])" office:value-type="float" office:value="0.788889393481126" calcext:value-type="float">
            <text:p>0,788889393481126</text:p>
          </table:table-cell>
          <table:table-cell table:formula="of:=AVERAGE([.F14:.F19])" office:value-type="float" office:value="0.653271784592044" calcext:value-type="float">
            <text:p>0,653271784592044</text:p>
          </table:table-cell>
          <table:table-cell table:formula="of:=AVERAGE([.G14:.G19])" office:value-type="float" office:value="0.796320222918406" calcext:value-type="float">
            <text:p>0,796320222918406</text:p>
          </table:table-cell>
          <table:table-cell table:formula="of:=AVERAGE([.H14:.H19])" office:value-type="float" office:value="0.894834317143247" calcext:value-type="float">
            <text:p>0,89483431714324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5397309802827" calcext:value-type="float">
            <text:p>0,825397309802827</text:p>
          </table:table-cell>
          <table:table-cell table:formula="of:=AVERAGE([.D20:.D25])" office:value-type="float" office:value="0.620073880326102" calcext:value-type="float">
            <text:p>0,620073880326102</text:p>
          </table:table-cell>
          <table:table-cell table:formula="of:=AVERAGE([.E20:.E25])" office:value-type="float" office:value="0.667231176990507" calcext:value-type="float">
            <text:p>0,667231176990507</text:p>
          </table:table-cell>
          <table:table-cell table:formula="of:=AVERAGE([.F20:.F25])" office:value-type="float" office:value="0.5016099508433" calcext:value-type="float">
            <text:p>0,5016099508433</text:p>
          </table:table-cell>
          <table:table-cell table:formula="of:=AVERAGE([.G20:.G25])" office:value-type="float" office:value="0.732005895716495" calcext:value-type="float">
            <text:p>0,732005895716495</text:p>
          </table:table-cell>
          <table:table-cell table:formula="of:=AVERAGE([.H20:.H25])" office:value-type="float" office:value="0.857598009340463" calcext:value-type="float">
            <text:p>0,857598009340463</text:p>
          </table:table-cell>
        </table:table-row>
      </table:table>
      <table:table table:name="1.3-original_rgb_b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8552943638393" calcext:value-type="float">
            <text:p>0,918552943638393</text:p>
          </table:table-cell>
          <table:table-cell office:value-type="float" office:value="0.901668441604544" calcext:value-type="float">
            <text:p>0,901668441604544</text:p>
          </table:table-cell>
          <table:table-cell office:value-type="float" office:value="0.890800902491203" calcext:value-type="float">
            <text:p>0,890800902491203</text:p>
          </table:table-cell>
          <table:table-cell office:value-type="float" office:value="0.803102801374338" calcext:value-type="float">
            <text:p>0,803102801374338</text:p>
          </table:table-cell>
          <table:table-cell office:value-type="float" office:value="0.880192209952409" calcext:value-type="float">
            <text:p>0,880192209952409</text:p>
          </table:table-cell>
          <table:table-cell office:value-type="float" office:value="0.941808352707207" calcext:value-type="float">
            <text:p>0,941808352707207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870361328125" calcext:value-type="float">
            <text:p>0,85870361328125</text:p>
          </table:table-cell>
          <table:table-cell office:value-type="float" office:value="0.850312409881765" calcext:value-type="float">
            <text:p>0,850312409881765</text:p>
          </table:table-cell>
          <table:table-cell office:value-type="float" office:value="0.845169735245502" calcext:value-type="float">
            <text:p>0,845169735245502</text:p>
          </table:table-cell>
          <table:table-cell office:value-type="float" office:value="0.731856239864977" calcext:value-type="float">
            <text:p>0,731856239864977</text:p>
          </table:table-cell>
          <table:table-cell office:value-type="float" office:value="0.840088892265613" calcext:value-type="float">
            <text:p>0,840088892265613</text:p>
          </table:table-cell>
          <table:table-cell office:value-type="float" office:value="0.874500322372663" calcext:value-type="float">
            <text:p>0,874500322372663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2187848772321" calcext:value-type="float">
            <text:p>0,912187848772321</text:p>
          </table:table-cell>
          <table:table-cell office:value-type="float" office:value="0.888422498664428" calcext:value-type="float">
            <text:p>0,888422498664428</text:p>
          </table:table-cell>
          <table:table-cell office:value-type="float" office:value="0.873981756071925" calcext:value-type="float">
            <text:p>0,873981756071925</text:p>
          </table:table-cell>
          <table:table-cell office:value-type="float" office:value="0.776170156020803" calcext:value-type="float">
            <text:p>0,776170156020803</text:p>
          </table:table-cell>
          <table:table-cell office:value-type="float" office:value="0.860002955082742" calcext:value-type="float">
            <text:p>0,860002955082742</text:p>
          </table:table-cell>
          <table:table-cell office:value-type="float" office:value="0.94079373650108" calcext:value-type="float">
            <text:p>0,94079373650108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8190220424107" calcext:value-type="float">
            <text:p>0,868190220424107</text:p>
          </table:table-cell>
          <table:table-cell office:value-type="float" office:value="0.868406779661017" calcext:value-type="float">
            <text:p>0,868406779661017</text:p>
          </table:table-cell>
          <table:table-cell office:value-type="float" office:value="0.835632971262681" calcext:value-type="float">
            <text:p>0,835632971262681</text:p>
          </table:table-cell>
          <table:table-cell office:value-type="float" office:value="0.717671447781264" calcext:value-type="float">
            <text:p>0,717671447781264</text:p>
          </table:table-cell>
          <table:table-cell office:value-type="float" office:value="0.805242974790973" calcext:value-type="float">
            <text:p>0,805242974790973</text:p>
          </table:table-cell>
          <table:table-cell office:value-type="float" office:value="0.9130467245061" calcext:value-type="float">
            <text:p>0,913046724506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8055245535714" calcext:value-type="float">
            <text:p>0,828055245535714</text:p>
          </table:table-cell>
          <table:table-cell office:value-type="float" office:value="0.860834279466801" calcext:value-type="float">
            <text:p>0,860834279466801</text:p>
          </table:table-cell>
          <table:table-cell office:value-type="float" office:value="0.805916973407082" calcext:value-type="float">
            <text:p>0,805916973407082</text:p>
          </table:table-cell>
          <table:table-cell office:value-type="float" office:value="0.674925407579579" calcext:value-type="float">
            <text:p>0,674925407579579</text:p>
          </table:table-cell>
          <table:table-cell office:value-type="float" office:value="0.75758641107246" calcext:value-type="float">
            <text:p>0,75758641107246</text:p>
          </table:table-cell>
          <table:table-cell office:value-type="float" office:value="0.890854824879625" calcext:value-type="float">
            <text:p>0,890854824879625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1622488839286" calcext:value-type="float">
            <text:p>0,841622488839286</text:p>
          </table:table-cell>
          <table:table-cell office:value-type="float" office:value="0.898741618044065" calcext:value-type="float">
            <text:p>0,898741618044065</text:p>
          </table:table-cell>
          <table:table-cell office:value-type="float" office:value="0.81966920159641" calcext:value-type="float">
            <text:p>0,81966920159641</text:p>
          </table:table-cell>
          <table:table-cell office:value-type="float" office:value="0.694440238876272" calcext:value-type="float">
            <text:p>0,694440238876272</text:p>
          </table:table-cell>
          <table:table-cell office:value-type="float" office:value="0.753385407161368" calcext:value-type="float">
            <text:p>0,753385407161368</text:p>
          </table:table-cell>
          <table:table-cell office:value-type="float" office:value="0.922346144855912" calcext:value-type="float">
            <text:p>0,92234614485591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105224609375" calcext:value-type="float">
            <text:p>0,9105224609375</text:p>
          </table:table-cell>
          <table:table-cell office:value-type="float" office:value="0.738426933681614" calcext:value-type="float">
            <text:p>0,738426933681614</text:p>
          </table:table-cell>
          <table:table-cell office:value-type="float" office:value="0.798665881891309" calcext:value-type="float">
            <text:p>0,798665881891309</text:p>
          </table:table-cell>
          <table:table-cell office:value-type="float" office:value="0.664815782597335" calcext:value-type="float">
            <text:p>0,664815782597335</text:p>
          </table:table-cell>
          <table:table-cell office:value-type="float" office:value="0.869606083910109" calcext:value-type="float">
            <text:p>0,869606083910109</text:p>
          </table:table-cell>
          <table:table-cell office:value-type="float" office:value="0.921014000569663" calcext:value-type="float">
            <text:p>0,921014000569663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124755859375" calcext:value-type="float">
            <text:p>0,9124755859375</text:p>
          </table:table-cell>
          <table:table-cell office:value-type="float" office:value="0.936752845992272" calcext:value-type="float">
            <text:p>0,936752845992272</text:p>
          </table:table-cell>
          <table:table-cell office:value-type="float" office:value="0.878010840240138" calcext:value-type="float">
            <text:p>0,878010840240138</text:p>
          </table:table-cell>
          <table:table-cell office:value-type="float" office:value="0.782548416446428" calcext:value-type="float">
            <text:p>0,782548416446428</text:p>
          </table:table-cell>
          <table:table-cell office:value-type="float" office:value="0.826201312810191" calcext:value-type="float">
            <text:p>0,826201312810191</text:p>
          </table:table-cell>
          <table:table-cell office:value-type="float" office:value="0.965630944831959" calcext:value-type="float">
            <text:p>0,96563094483195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75828334263393" calcext:value-type="float">
            <text:p>0,875828334263393</text:p>
          </table:table-cell>
          <table:table-cell office:value-type="float" office:value="0.913173395244851" calcext:value-type="float">
            <text:p>0,913173395244851</text:p>
          </table:table-cell>
          <table:table-cell office:value-type="float" office:value="0.856440085081503" calcext:value-type="float">
            <text:p>0,856440085081503</text:p>
          </table:table-cell>
          <table:table-cell office:value-type="float" office:value="0.748924541607898" calcext:value-type="float">
            <text:p>0,748924541607898</text:p>
          </table:table-cell>
          <table:table-cell office:value-type="float" office:value="0.8063438431313" calcext:value-type="float">
            <text:p>0,8063438431313</text:p>
          </table:table-cell>
          <table:table-cell office:value-type="float" office:value="0.934862192978212" calcext:value-type="float">
            <text:p>0,934862192978212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6729561941964" calcext:value-type="float">
            <text:p>0,906729561941964</text:p>
          </table:table-cell>
          <table:table-cell office:value-type="float" office:value="0.878971178772937" calcext:value-type="float">
            <text:p>0,878971178772937</text:p>
          </table:table-cell>
          <table:table-cell office:value-type="float" office:value="0.866061478745383" calcext:value-type="float">
            <text:p>0,866061478745383</text:p>
          </table:table-cell>
          <table:table-cell office:value-type="float" office:value="0.76376405114728" calcext:value-type="float">
            <text:p>0,76376405114728</text:p>
          </table:table-cell>
          <table:table-cell office:value-type="float" office:value="0.853525506552482" calcext:value-type="float">
            <text:p>0,853525506552482</text:p>
          </table:table-cell>
          <table:table-cell office:value-type="float" office:value="0.935795278350794" calcext:value-type="float">
            <text:p>0,935795278350794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4754464285714" calcext:value-type="float">
            <text:p>0,944754464285714</text:p>
          </table:table-cell>
          <table:table-cell office:value-type="float" office:value="0.844545225497606" calcext:value-type="float">
            <text:p>0,844545225497606</text:p>
          </table:table-cell>
          <table:table-cell office:value-type="float" office:value="0.881045358966657" calcext:value-type="float">
            <text:p>0,881045358966657</text:p>
          </table:table-cell>
          <table:table-cell office:value-type="float" office:value="0.787382550335571" calcext:value-type="float">
            <text:p>0,787382550335571</text:p>
          </table:table-cell>
          <table:table-cell office:value-type="float" office:value="0.9208429810447" calcext:value-type="float">
            <text:p>0,9208429810447</text:p>
          </table:table-cell>
          <table:table-cell office:value-type="float" office:value="0.951584516910108" calcext:value-type="float">
            <text:p>0,951584516910108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12702287946429" calcext:value-type="float">
            <text:p>0,912702287946429</text:p>
          </table:table-cell>
          <table:table-cell office:value-type="float" office:value="0.868017304555448" calcext:value-type="float">
            <text:p>0,868017304555448</text:p>
          </table:table-cell>
          <table:table-cell office:value-type="float" office:value="0.880021090978813" calcext:value-type="float">
            <text:p>0,880021090978813</text:p>
          </table:table-cell>
          <table:table-cell office:value-type="float" office:value="0.785747913545902" calcext:value-type="float">
            <text:p>0,785747913545902</text:p>
          </table:table-cell>
          <table:table-cell office:value-type="float" office:value="0.892361533040076" calcext:value-type="float">
            <text:p>0,892361533040076</text:p>
          </table:table-cell>
          <table:table-cell office:value-type="float" office:value="0.924083164493276" calcext:value-type="float">
            <text:p>0,92408316449327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44988141741071" calcext:value-type="float">
            <text:p>0,844988141741071</text:p>
          </table:table-cell>
          <table:table-cell office:value-type="float" office:value="0.649767566383528" calcext:value-type="float">
            <text:p>0,649767566383528</text:p>
          </table:table-cell>
          <table:table-cell office:value-type="float" office:value="0.750210757039285" calcext:value-type="float">
            <text:p>0,750210757039285</text:p>
          </table:table-cell>
          <table:table-cell office:value-type="float" office:value="0.600269814502529" calcext:value-type="float">
            <text:p>0,600269814502529</text:p>
          </table:table-cell>
          <table:table-cell office:value-type="float" office:value="0.887385740402194" calcext:value-type="float">
            <text:p>0,887385740402194</text:p>
          </table:table-cell>
          <table:table-cell office:value-type="float" office:value="0.829911468860442" calcext:value-type="float">
            <text:p>0,829911468860442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67693219866071" calcext:value-type="float">
            <text:p>0,867693219866071</text:p>
          </table:table-cell>
          <table:table-cell office:value-type="float" office:value="0.742356331038899" calcext:value-type="float">
            <text:p>0,742356331038899</text:p>
          </table:table-cell>
          <table:table-cell office:value-type="float" office:value="0.785750593019315" calcext:value-type="float">
            <text:p>0,785750593019315</text:p>
          </table:table-cell>
          <table:table-cell office:value-type="float" office:value="0.647108072280751" calcext:value-type="float">
            <text:p>0,647108072280751</text:p>
          </table:table-cell>
          <table:table-cell office:value-type="float" office:value="0.834533021414432" calcext:value-type="float">
            <text:p>0,834533021414432</text:p>
          </table:table-cell>
          <table:table-cell office:value-type="float" office:value="0.881284881862661" calcext:value-type="float">
            <text:p>0,88128488186266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48249162946429" calcext:value-type="float">
            <text:p>0,848249162946429</text:p>
          </table:table-cell>
          <table:table-cell office:value-type="float" office:value="0.620964391328788" calcext:value-type="float">
            <text:p>0,620964391328788</text:p>
          </table:table-cell>
          <table:table-cell office:value-type="float" office:value="0.744884198182351" calcext:value-type="float">
            <text:p>0,744884198182351</text:p>
          </table:table-cell>
          <table:table-cell office:value-type="float" office:value="0.593478463982061" calcext:value-type="float">
            <text:p>0,593478463982061</text:p>
          </table:table-cell>
          <table:table-cell office:value-type="float" office:value="0.930593707651174" calcext:value-type="float">
            <text:p>0,930593707651174</text:p>
          </table:table-cell>
          <table:table-cell office:value-type="float" office:value="0.822521027636322" calcext:value-type="float">
            <text:p>0,822521027636322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1034807477679" calcext:value-type="float">
            <text:p>0,891034807477679</text:p>
          </table:table-cell>
          <table:table-cell office:value-type="float" office:value="0.882707102241053" calcext:value-type="float">
            <text:p>0,882707102241053</text:p>
          </table:table-cell>
          <table:table-cell office:value-type="float" office:value="0.863669586656048" calcext:value-type="float">
            <text:p>0,863669586656048</text:p>
          </table:table-cell>
          <table:table-cell office:value-type="float" office:value="0.760051457317307" calcext:value-type="float">
            <text:p>0,760051457317307</text:p>
          </table:table-cell>
          <table:table-cell office:value-type="float" office:value="0.845435906197941" calcext:value-type="float">
            <text:p>0,845435906197941</text:p>
          </table:table-cell>
          <table:table-cell office:value-type="float" office:value="0.922494327056258" calcext:value-type="float">
            <text:p>0,922494327056258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4481375558036" calcext:value-type="float">
            <text:p>0,834481375558036</text:p>
          </table:table-cell>
          <table:table-cell office:value-type="float" office:value="0.876859541845396" calcext:value-type="float">
            <text:p>0,876859541845396</text:p>
          </table:table-cell>
          <table:table-cell office:value-type="float" office:value="0.801940633314205" calcext:value-type="float">
            <text:p>0,801940633314205</text:p>
          </table:table-cell>
          <table:table-cell office:value-type="float" office:value="0.669366356637754" calcext:value-type="float">
            <text:p>0,669366356637754</text:p>
          </table:table-cell>
          <table:table-cell office:value-type="float" office:value="0.738816156256608" calcext:value-type="float">
            <text:p>0,738816156256608</text:p>
          </table:table-cell>
          <table:table-cell office:value-type="float" office:value="0.913883614430917" calcext:value-type="float">
            <text:p>0,91388361443091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1854248046875" calcext:value-type="float">
            <text:p>0,81854248046875</text:p>
          </table:table-cell>
          <table:table-cell office:value-type="float" office:value="0.881153058777964" calcext:value-type="float">
            <text:p>0,881153058777964</text:p>
          </table:table-cell>
          <table:table-cell office:value-type="float" office:value="0.82115756455979" calcext:value-type="float">
            <text:p>0,82115756455979</text:p>
          </table:table-cell>
          <table:table-cell office:value-type="float" office:value="0.696579576602321" calcext:value-type="float">
            <text:p>0,696579576602321</text:p>
          </table:table-cell>
          <table:table-cell office:value-type="float" office:value="0.768811148300721" calcext:value-type="float">
            <text:p>0,768811148300721</text:p>
          </table:table-cell>
          <table:table-cell office:value-type="float" office:value="0.877359926918392" calcext:value-type="float">
            <text:p>0,87735992691839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7515694754464" calcext:value-type="float">
            <text:p>0,837515694754464</text:p>
          </table:table-cell>
          <table:table-cell office:value-type="float" office:value="0.642578955981018" calcext:value-type="float">
            <text:p>0,642578955981018</text:p>
          </table:table-cell>
          <table:table-cell office:value-type="float" office:value="0.678168661381966" calcext:value-type="float">
            <text:p>0,678168661381966</text:p>
          </table:table-cell>
          <table:table-cell office:value-type="float" office:value="0.513052340014111" calcext:value-type="float">
            <text:p>0,513052340014111</text:p>
          </table:table-cell>
          <table:table-cell office:value-type="float" office:value="0.717931841450929" calcext:value-type="float">
            <text:p>0,717931841450929</text:p>
          </table:table-cell>
          <table:table-cell office:value-type="float" office:value="0.874959926723151" calcext:value-type="float">
            <text:p>0,87495992672315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48894391741071" calcext:value-type="float">
            <text:p>0,848894391741071</text:p>
          </table:table-cell>
          <table:table-cell office:value-type="float" office:value="0.751583688013461" calcext:value-type="float">
            <text:p>0,751583688013461</text:p>
          </table:table-cell>
          <table:table-cell office:value-type="float" office:value="0.778036784671346" calcext:value-type="float">
            <text:p>0,778036784671346</text:p>
          </table:table-cell>
          <table:table-cell office:value-type="float" office:value="0.636710479424774" calcext:value-type="float">
            <text:p>0,636710479424774</text:p>
          </table:table-cell>
          <table:table-cell office:value-type="float" office:value="0.80641992353441" calcext:value-type="float">
            <text:p>0,80641992353441</text:p>
          </table:table-cell>
          <table:table-cell office:value-type="float" office:value="0.86966400083091" calcext:value-type="float">
            <text:p>0,86966400083091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0288783482143" calcext:value-type="float">
            <text:p>0,760288783482143</text:p>
          </table:table-cell>
          <table:table-cell office:value-type="float" office:value="0.539084800843178" calcext:value-type="float">
            <text:p>0,539084800843178</text:p>
          </table:table-cell>
          <table:table-cell office:value-type="float" office:value="0.641068491004517" calcext:value-type="float">
            <text:p>0,641068491004517</text:p>
          </table:table-cell>
          <table:table-cell office:value-type="float" office:value="0.471744518955479" calcext:value-type="float">
            <text:p>0,471744518955479</text:p>
          </table:table-cell>
          <table:table-cell office:value-type="float" office:value="0.790641504572974" calcext:value-type="float">
            <text:p>0,790641504572974</text:p>
          </table:table-cell>
          <table:table-cell office:value-type="float" office:value="0.749019560954613" calcext:value-type="float">
            <text:p>0,749019560954613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41160365513393" calcext:value-type="float">
            <text:p>0,841160365513393</text:p>
          </table:table-cell>
          <table:table-cell office:value-type="float" office:value="0.636718368939616" calcext:value-type="float">
            <text:p>0,636718368939616</text:p>
          </table:table-cell>
          <table:table-cell office:value-type="float" office:value="0.682514508792415" calcext:value-type="float">
            <text:p>0,682514508792415</text:p>
          </table:table-cell>
          <table:table-cell office:value-type="float" office:value="0.518043282713371" calcext:value-type="float">
            <text:p>0,518043282713371</text:p>
          </table:table-cell>
          <table:table-cell office:value-type="float" office:value="0.735408998723053" calcext:value-type="float">
            <text:p>0,735408998723053</text:p>
          </table:table-cell>
          <table:table-cell office:value-type="float" office:value="0.873134836819513" calcext:value-type="float">
            <text:p>0,87313483681951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54499162946429" calcext:value-type="float">
            <text:p>0,754499162946429</text:p>
          </table:table-cell>
          <table:table-cell office:value-type="float" office:value="0.421465266919812" calcext:value-type="float">
            <text:p>0,421465266919812</text:p>
          </table:table-cell>
          <table:table-cell office:value-type="float" office:value="0.572707682034783" calcext:value-type="float">
            <text:p>0,572707682034783</text:p>
          </table:table-cell>
          <table:table-cell office:value-type="float" office:value="0.401254651780968" calcext:value-type="float">
            <text:p>0,401254651780968</text:p>
          </table:table-cell>
          <table:table-cell office:value-type="float" office:value="0.893249384586253" calcext:value-type="float">
            <text:p>0,893249384586253</text:p>
          </table:table-cell>
          <table:table-cell office:value-type="float" office:value="0.723173442777136" calcext:value-type="float">
            <text:p>0,723173442777136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0845424107143" calcext:value-type="float">
            <text:p>0,830845424107143</text:p>
          </table:table-cell>
          <table:table-cell office:value-type="float" office:value="0.556842867487328" calcext:value-type="float">
            <text:p>0,556842867487328</text:p>
          </table:table-cell>
          <table:table-cell office:value-type="float" office:value="0.673334680406816" calcext:value-type="float">
            <text:p>0,673334680406816</text:p>
          </table:table-cell>
          <table:table-cell office:value-type="float" office:value="0.507539219170432" calcext:value-type="float">
            <text:p>0,507539219170432</text:p>
          </table:table-cell>
          <table:table-cell office:value-type="float" office:value="0.851460693296994" calcext:value-type="float">
            <text:p>0,851460693296994</text:p>
          </table:table-cell>
          <table:table-cell office:value-type="float" office:value="0.825537793566213" calcext:value-type="float">
            <text:p>0,8255377935662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1188252766927" calcext:value-type="float">
            <text:p>0,861188252766927</text:p>
          </table:table-cell>
          <table:table-cell table:style-name="ce9" table:formula="of:=AVERAGE([.D2:.D25])" office:value-type="float" office:value="0.777098118786141" calcext:value-type="float">
            <text:p>0,777098118786141</text:p>
          </table:table-cell>
          <table:table-cell table:style-name="ce9" table:formula="of:=AVERAGE([.E2:.E25])" office:value-type="float" office:value="0.792702517376727" calcext:value-type="float">
            <text:p>0,792702517376727</text:p>
          </table:table-cell>
          <table:table-cell table:style-name="ce9" table:formula="of:=AVERAGE([.F2:.F25])" office:value-type="float" office:value="0.664439490856646" calcext:value-type="float">
            <text:p>0,664439490856646</text:p>
          </table:table-cell>
          <table:table-cell table:style-name="ce9" table:formula="of:=AVERAGE([.G2:.G25])" office:value-type="float" office:value="0.827752839050087" calcext:value-type="float">
            <text:p>0,827752839050087</text:p>
          </table:table-cell>
          <table:table-cell table:style-name="ce9" table:formula="of:=AVERAGE([.H2:.H25])" office:value-type="float" office:value="0.886636042183047" calcext:value-type="float">
            <text:p>0,886636042183047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10502115885417" calcext:value-type="float">
            <text:p>0,910502115885417</text:p>
          </table:table-cell>
          <table:table-cell table:formula="of:=AVERAGE([.D8:.D13])" office:value-type="float" office:value="0.863314480624121" calcext:value-type="float">
            <text:p>0,863314480624121</text:p>
          </table:table-cell>
          <table:table-cell table:formula="of:=AVERAGE([.E8:.E13])" office:value-type="float" office:value="0.8600407893173" calcext:value-type="float">
            <text:p>0,8600407893173</text:p>
          </table:table-cell>
          <table:table-cell table:formula="of:=AVERAGE([.F8:.F13])" office:value-type="float" office:value="0.755530542613402" calcext:value-type="float">
            <text:p>0,755530542613402</text:p>
          </table:table-cell>
          <table:table-cell table:formula="of:=AVERAGE([.G8:.G13])" office:value-type="float" office:value="0.861480210081476" calcext:value-type="float">
            <text:p>0,861480210081476</text:p>
          </table:table-cell>
          <table:table-cell table:formula="of:=AVERAGE([.H8:.H13])" office:value-type="float" office:value="0.938828349689002" calcext:value-type="float">
            <text:p>0,93882834968900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1218726748512" calcext:value-type="float">
            <text:p>0,871218726748512</text:p>
          </table:table-cell>
          <table:table-cell table:formula="of:=AVERAGE([.D2:.D7])" office:value-type="float" office:value="0.878064337887103" calcext:value-type="float">
            <text:p>0,878064337887103</text:p>
          </table:table-cell>
          <table:table-cell table:formula="of:=AVERAGE([.E2:.E7])" office:value-type="float" office:value="0.845195256679134" calcext:value-type="float">
            <text:p>0,845195256679134</text:p>
          </table:table-cell>
          <table:table-cell table:formula="of:=AVERAGE([.F2:.F7])" office:value-type="float" office:value="0.733027715249539" calcext:value-type="float">
            <text:p>0,733027715249539</text:p>
          </table:table-cell>
          <table:table-cell table:formula="of:=AVERAGE([.G2:.G7])" office:value-type="float" office:value="0.816083141720928" calcext:value-type="float">
            <text:p>0,816083141720928</text:p>
          </table:table-cell>
          <table:table-cell table:formula="of:=AVERAGE([.H2:.H7])" office:value-type="float" office:value="0.913891684303765" calcext:value-type="float">
            <text:p>0,91389168430376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50831531343006" calcext:value-type="float">
            <text:p>0,850831531343006</text:p>
          </table:table-cell>
          <table:table-cell table:formula="of:=AVERAGE([.D14:.D19])" office:value-type="float" office:value="0.775634665269271" calcext:value-type="float">
            <text:p>0,775634665269271</text:p>
          </table:table-cell>
          <table:table-cell table:formula="of:=AVERAGE([.E14:.E19])" office:value-type="float" office:value="0.794602222128499" calcext:value-type="float">
            <text:p>0,794602222128499</text:p>
          </table:table-cell>
          <table:table-cell table:formula="of:=AVERAGE([.F14:.F19])" office:value-type="float" office:value="0.661142290220454" calcext:value-type="float">
            <text:p>0,661142290220454</text:p>
          </table:table-cell>
          <table:table-cell table:formula="of:=AVERAGE([.G14:.G19])" office:value-type="float" office:value="0.834262613370512" calcext:value-type="float">
            <text:p>0,834262613370512</text:p>
          </table:table-cell>
          <table:table-cell table:formula="of:=AVERAGE([.H14:.H19])" office:value-type="float" office:value="0.874575874460832" calcext:value-type="float">
            <text:p>0,87457587446083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2200637090774" calcext:value-type="float">
            <text:p>0,812200637090774</text:p>
          </table:table-cell>
          <table:table-cell table:formula="of:=AVERAGE([.D20:.D25])" office:value-type="float" office:value="0.591378991364069" calcext:value-type="float">
            <text:p>0,591378991364069</text:p>
          </table:table-cell>
          <table:table-cell table:formula="of:=AVERAGE([.E20:.E25])" office:value-type="float" office:value="0.670971801381974" calcext:value-type="float">
            <text:p>0,670971801381974</text:p>
          </table:table-cell>
          <table:table-cell table:formula="of:=AVERAGE([.F20:.F25])" office:value-type="float" office:value="0.508057415343189" calcext:value-type="float">
            <text:p>0,508057415343189</text:p>
          </table:table-cell>
          <table:table-cell table:formula="of:=AVERAGE([.G20:.G25])" office:value-type="float" office:value="0.799185391027435" calcext:value-type="float">
            <text:p>0,799185391027435</text:p>
          </table:table-cell>
          <table:table-cell table:formula="of:=AVERAGE([.H20:.H25])" office:value-type="float" office:value="0.819248260278589" calcext:value-type="float">
            <text:p>0,819248260278589</text:p>
          </table:table-cell>
        </table:table-row>
      </table:table>
      <table:table table:name="1.4-original_hsv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4813406808036" calcext:value-type="float">
            <text:p>0,924813406808036</text:p>
          </table:table-cell>
          <table:table-cell office:value-type="float" office:value="0.94461404273877" calcext:value-type="float">
            <text:p>0,94461404273877</text:p>
          </table:table-cell>
          <table:table-cell office:value-type="float" office:value="0.895182758578774" calcext:value-type="float">
            <text:p>0,895182758578774</text:p>
          </table:table-cell>
          <table:table-cell office:value-type="float" office:value="0.810254153372208" calcext:value-type="float">
            <text:p>0,810254153372208</text:p>
          </table:table-cell>
          <table:table-cell office:value-type="float" office:value="0.85066765235873" calcext:value-type="float">
            <text:p>0,85066765235873</text:p>
          </table:table-cell>
          <table:table-cell office:value-type="float" office:value="0.969762751743649" calcext:value-type="float">
            <text:p>0,969762751743649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78758021763393" calcext:value-type="float">
            <text:p>0,878758021763393</text:p>
          </table:table-cell>
          <table:table-cell office:value-type="float" office:value="0.858990752580568" calcext:value-type="float">
            <text:p>0,858990752580568</text:p>
          </table:table-cell>
          <table:table-cell office:value-type="float" office:value="0.869570111341444" calcext:value-type="float">
            <text:p>0,869570111341444</text:p>
          </table:table-cell>
          <table:table-cell office:value-type="float" office:value="0.769238428730272" calcext:value-type="float">
            <text:p>0,769238428730272</text:p>
          </table:table-cell>
          <table:table-cell office:value-type="float" office:value="0.880413311046953" calcext:value-type="float">
            <text:p>0,880413311046953</text:p>
          </table:table-cell>
          <table:table-cell office:value-type="float" office:value="0.877353320438427" calcext:value-type="float">
            <text:p>0,87735332043842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1473911830357" calcext:value-type="float">
            <text:p>0,921473911830357</text:p>
          </table:table-cell>
          <table:table-cell office:value-type="float" office:value="0.904697264624526" calcext:value-type="float">
            <text:p>0,904697264624526</text:p>
          </table:table-cell>
          <table:table-cell office:value-type="float" office:value="0.886933159242706" calcext:value-type="float">
            <text:p>0,886933159242706</text:p>
          </table:table-cell>
          <table:table-cell office:value-type="float" office:value="0.796837284847391" calcext:value-type="float">
            <text:p>0,796837284847391</text:p>
          </table:table-cell>
          <table:table-cell office:value-type="float" office:value="0.869853230890465" calcext:value-type="float">
            <text:p>0,869853230890465</text:p>
          </table:table-cell>
          <table:table-cell office:value-type="float" office:value="0.949770518358531" calcext:value-type="float">
            <text:p>0,949770518358531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908394949776786" calcext:value-type="float">
            <text:p>0,908394949776786</text:p>
          </table:table-cell>
          <table:table-cell office:value-type="float" office:value="0.886328246652133" calcext:value-type="float">
            <text:p>0,886328246652133</text:p>
          </table:table-cell>
          <table:table-cell office:value-type="float" office:value="0.890432388461298" calcext:value-type="float">
            <text:p>0,890432388461298</text:p>
          </table:table-cell>
          <table:table-cell office:value-type="float" office:value="0.802503947665238" calcext:value-type="float">
            <text:p>0,802503947665238</text:p>
          </table:table-cell>
          <table:table-cell office:value-type="float" office:value="0.894574715534042" calcext:value-type="float">
            <text:p>0,894574715534042</text:p>
          </table:table-cell>
          <table:table-cell office:value-type="float" office:value="0.918243313871011" calcext:value-type="float">
            <text:p>0,91824331387101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489990234375" calcext:value-type="float">
            <text:p>0,8489990234375</text:p>
          </table:table-cell>
          <table:table-cell office:value-type="float" office:value="0.838201709149845" calcext:value-type="float">
            <text:p>0,838201709149845</text:p>
          </table:table-cell>
          <table:table-cell office:value-type="float" office:value="0.840151375299981" calcext:value-type="float">
            <text:p>0,840151375299981</text:p>
          </table:table-cell>
          <table:table-cell office:value-type="float" office:value="0.724362953413233" calcext:value-type="float">
            <text:p>0,724362953413233</text:p>
          </table:table-cell>
          <table:table-cell office:value-type="float" office:value="0.842110132484642" calcext:value-type="float">
            <text:p>0,842110132484642</text:p>
          </table:table-cell>
          <table:table-cell office:value-type="float" office:value="0.855138183497131" calcext:value-type="float">
            <text:p>0,855138183497131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0079171316964" calcext:value-type="float">
            <text:p>0,840079171316964</text:p>
          </table:table-cell>
          <table:table-cell office:value-type="float" office:value="0.85135421686747" calcext:value-type="float">
            <text:p>0,85135421686747</text:p>
          </table:table-cell>
          <table:table-cell office:value-type="float" office:value="0.828056886255613" calcext:value-type="float">
            <text:p>0,828056886255613</text:p>
          </table:table-cell>
          <table:table-cell office:value-type="float" office:value="0.706567474602032" calcext:value-type="float">
            <text:p>0,706567474602032</text:p>
          </table:table-cell>
          <table:table-cell office:value-type="float" office:value="0.806000657006241" calcext:value-type="float">
            <text:p>0,806000657006241</text:p>
          </table:table-cell>
          <table:table-cell office:value-type="float" office:value="0.871255885397536" calcext:value-type="float">
            <text:p>0,87125588539753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08926827566964" calcext:value-type="float">
            <text:p>0,908926827566964</text:p>
          </table:table-cell>
          <table:table-cell office:value-type="float" office:value="0.758774907159685" calcext:value-type="float">
            <text:p>0,758774907159685</text:p>
          </table:table-cell>
          <table:table-cell office:value-type="float" office:value="0.784412474973684" calcext:value-type="float">
            <text:p>0,784412474973684</text:p>
          </table:table-cell>
          <table:table-cell office:value-type="float" office:value="0.645294936665874" calcext:value-type="float">
            <text:p>0,645294936665874</text:p>
          </table:table-cell>
          <table:table-cell office:value-type="float" office:value="0.811843117149449" calcext:value-type="float">
            <text:p>0,811843117149449</text:p>
          </table:table-cell>
          <table:table-cell office:value-type="float" office:value="0.933820468438465" calcext:value-type="float">
            <text:p>0,93382046843846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99283272879464" calcext:value-type="float">
            <text:p>0,899283272879464</text:p>
          </table:table-cell>
          <table:table-cell office:value-type="float" office:value="0.925916119466215" calcext:value-type="float">
            <text:p>0,925916119466215</text:p>
          </table:table-cell>
          <table:table-cell office:value-type="float" office:value="0.858254285749347" calcext:value-type="float">
            <text:p>0,858254285749347</text:p>
          </table:table-cell>
          <table:table-cell office:value-type="float" office:value="0.751703531738355" calcext:value-type="float">
            <text:p>0,751703531738355</text:p>
          </table:table-cell>
          <table:table-cell office:value-type="float" office:value="0.7998078814354" calcext:value-type="float">
            <text:p>0,7998078814354</text:p>
          </table:table-cell>
          <table:table-cell office:value-type="float" office:value="0.960572113013457" calcext:value-type="float">
            <text:p>0,96057211301345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56026785714286" calcext:value-type="float">
            <text:p>0,856026785714286</text:p>
          </table:table-cell>
          <table:table-cell office:value-type="float" office:value="0.951988203244108" calcext:value-type="float">
            <text:p>0,951988203244108</text:p>
          </table:table-cell>
          <table:table-cell office:value-type="float" office:value="0.821861649333276" calcext:value-type="float">
            <text:p>0,821861649333276</text:p>
          </table:table-cell>
          <table:table-cell office:value-type="float" office:value="0.697593494743782" calcext:value-type="float">
            <text:p>0,697593494743782</text:p>
          </table:table-cell>
          <table:table-cell office:value-type="float" office:value="0.723031073821681" calcext:value-type="float">
            <text:p>0,723031073821681</text:p>
          </table:table-cell>
          <table:table-cell office:value-type="float" office:value="0.969019626816327" calcext:value-type="float">
            <text:p>0,96901962681632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97147042410714" calcext:value-type="float">
            <text:p>0,897147042410714</text:p>
          </table:table-cell>
          <table:table-cell office:value-type="float" office:value="0.86083264239592" calcext:value-type="float">
            <text:p>0,86083264239592</text:p>
          </table:table-cell>
          <table:table-cell office:value-type="float" office:value="0.853137450199203" calcext:value-type="float">
            <text:p>0,853137450199203</text:p>
          </table:table-cell>
          <table:table-cell office:value-type="float" office:value="0.743888141039559" calcext:value-type="float">
            <text:p>0,743888141039559</text:p>
          </table:table-cell>
          <table:table-cell office:value-type="float" office:value="0.845578617438732" calcext:value-type="float">
            <text:p>0,845578617438732</text:p>
          </table:table-cell>
          <table:table-cell office:value-type="float" office:value="0.925319203440791" calcext:value-type="float">
            <text:p>0,925319203440791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07540457589286" calcext:value-type="float">
            <text:p>0,907540457589286</text:p>
          </table:table-cell>
          <table:table-cell office:value-type="float" office:value="0.733716655669714" calcext:value-type="float">
            <text:p>0,733716655669714</text:p>
          </table:table-cell>
          <table:table-cell office:value-type="float" office:value="0.814964751867104" calcext:value-type="float">
            <text:p>0,814964751867104</text:p>
          </table:table-cell>
          <table:table-cell office:value-type="float" office:value="0.687713511603251" calcext:value-type="float">
            <text:p>0,687713511603251</text:p>
          </table:table-cell>
          <table:table-cell office:value-type="float" office:value="0.916447549154272" calcext:value-type="float">
            <text:p>0,916447549154272</text:p>
          </table:table-cell>
          <table:table-cell office:value-type="float" office:value="0.904996244689318" calcext:value-type="float">
            <text:p>0,904996244689318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5177525111607" calcext:value-type="float">
            <text:p>0,905177525111607</text:p>
          </table:table-cell>
          <table:table-cell office:value-type="float" office:value="0.913122987062613" calcext:value-type="float">
            <text:p>0,913122987062613</text:p>
          </table:table-cell>
          <table:table-cell office:value-type="float" office:value="0.860191553641448" calcext:value-type="float">
            <text:p>0,860191553641448</text:p>
          </table:table-cell>
          <table:table-cell office:value-type="float" office:value="0.7546808030679" calcext:value-type="float">
            <text:p>0,7546808030679</text:p>
          </table:table-cell>
          <table:table-cell office:value-type="float" office:value="0.813060490436727" calcext:value-type="float">
            <text:p>0,813060490436727</text:p>
          </table:table-cell>
          <table:table-cell office:value-type="float" office:value="0.956718021239853" calcext:value-type="float">
            <text:p>0,956718021239853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8470458984375" calcext:value-type="float">
            <text:p>0,88470458984375</text:p>
          </table:table-cell>
          <table:table-cell office:value-type="float" office:value="0.724228723404255" calcext:value-type="float">
            <text:p>0,724228723404255</text:p>
          </table:table-cell>
          <table:table-cell office:value-type="float" office:value="0.804639137179582" calcext:value-type="float">
            <text:p>0,804639137179582</text:p>
          </table:table-cell>
          <table:table-cell office:value-type="float" office:value="0.673134918673061" calcext:value-type="float">
            <text:p>0,673134918673061</text:p>
          </table:table-cell>
          <table:table-cell office:value-type="float" office:value="0.905135449559581" calcext:value-type="float">
            <text:p>0,905135449559581</text:p>
          </table:table-cell>
          <table:table-cell office:value-type="float" office:value="0.877439334302566" calcext:value-type="float">
            <text:p>0,877439334302566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8604736328125" calcext:value-type="float">
            <text:p>0,88604736328125</text:p>
          </table:table-cell>
          <table:table-cell office:value-type="float" office:value="0.80908675102912" calcext:value-type="float">
            <text:p>0,80908675102912</text:p>
          </table:table-cell>
          <table:table-cell office:value-type="float" office:value="0.802395028501444" calcext:value-type="float">
            <text:p>0,802395028501444</text:p>
          </table:table-cell>
          <table:table-cell office:value-type="float" office:value="0.669999747493877" calcext:value-type="float">
            <text:p>0,669999747493877</text:p>
          </table:table-cell>
          <table:table-cell office:value-type="float" office:value="0.795813088596965" calcext:value-type="float">
            <text:p>0,795813088596965</text:p>
          </table:table-cell>
          <table:table-cell office:value-type="float" office:value="0.923032478548423" calcext:value-type="float">
            <text:p>0,923032478548423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84329659598214" calcext:value-type="float">
            <text:p>0,884329659598214</text:p>
          </table:table-cell>
          <table:table-cell office:value-type="float" office:value="0.700959198282033" calcext:value-type="float">
            <text:p>0,700959198282033</text:p>
          </table:table-cell>
          <table:table-cell office:value-type="float" office:value="0.786816224207752" calcext:value-type="float">
            <text:p>0,786816224207752</text:p>
          </table:table-cell>
          <table:table-cell office:value-type="float" office:value="0.648554852041222" calcext:value-type="float">
            <text:p>0,648554852041222</text:p>
          </table:table-cell>
          <table:table-cell office:value-type="float" office:value="0.896641394718529" calcext:value-type="float">
            <text:p>0,896641394718529</text:p>
          </table:table-cell>
          <table:table-cell office:value-type="float" office:value="0.880482920409681" calcext:value-type="float">
            <text:p>0,880482920409681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3040248325893" calcext:value-type="float">
            <text:p>0,893040248325893</text:p>
          </table:table-cell>
          <table:table-cell office:value-type="float" office:value="0.915334503233251" calcext:value-type="float">
            <text:p>0,915334503233251</text:p>
          </table:table-cell>
          <table:table-cell office:value-type="float" office:value="0.861265988848803" calcext:value-type="float">
            <text:p>0,861265988848803</text:p>
          </table:table-cell>
          <table:table-cell office:value-type="float" office:value="0.756336405529954" calcext:value-type="float">
            <text:p>0,756336405529954</text:p>
          </table:table-cell>
          <table:table-cell office:value-type="float" office:value="0.813228824057067" calcext:value-type="float">
            <text:p>0,813228824057067</text:p>
          </table:table-cell>
          <table:table-cell office:value-type="float" office:value="0.948103615949076" calcext:value-type="float">
            <text:p>0,94810361594907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62208775111607" calcext:value-type="float">
            <text:p>0,862208775111607</text:p>
          </table:table-cell>
          <table:table-cell office:value-type="float" office:value="0.853169494831285" calcext:value-type="float">
            <text:p>0,853169494831285</text:p>
          </table:table-cell>
          <table:table-cell office:value-type="float" office:value="0.846999138323313" calcext:value-type="float">
            <text:p>0,846999138323313</text:p>
          </table:table-cell>
          <table:table-cell office:value-type="float" office:value="0.734604080947183" calcext:value-type="float">
            <text:p>0,734604080947183</text:p>
          </table:table-cell>
          <table:table-cell office:value-type="float" office:value="0.840917392390949" calcext:value-type="float">
            <text:p>0,840917392390949</text:p>
          </table:table-cell>
          <table:table-cell office:value-type="float" office:value="0.879880646551036" calcext:value-type="float">
            <text:p>0,879880646551036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54204450334821" calcext:value-type="float">
            <text:p>0,854204450334821</text:p>
          </table:table-cell>
          <table:table-cell office:value-type="float" office:value="0.877336390370333" calcext:value-type="float">
            <text:p>0,877336390370333</text:p>
          </table:table-cell>
          <table:table-cell office:value-type="float" office:value="0.863315703857504" calcext:value-type="float">
            <text:p>0,863315703857504</text:p>
          </table:table-cell>
          <table:table-cell office:value-type="float" office:value="0.759503502236541" calcext:value-type="float">
            <text:p>0,759503502236541</text:p>
          </table:table-cell>
          <table:table-cell office:value-type="float" office:value="0.849736096807415" calcext:value-type="float">
            <text:p>0,849736096807415</text:p>
          </table:table-cell>
          <table:table-cell office:value-type="float" office:value="0.85948919001218" calcext:value-type="float">
            <text:p>0,8594891900121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3836146763393" calcext:value-type="float">
            <text:p>0,833836146763393</text:p>
          </table:table-cell>
          <table:table-cell office:value-type="float" office:value="0.613193894547142" calcext:value-type="float">
            <text:p>0,613193894547142</text:p>
          </table:table-cell>
          <table:table-cell office:value-type="float" office:value="0.702099388785543" calcext:value-type="float">
            <text:p>0,702099388785543</text:p>
          </table:table-cell>
          <table:table-cell office:value-type="float" office:value="0.540950040950041" calcext:value-type="float">
            <text:p>0,540950040950041</text:p>
          </table:table-cell>
          <table:table-cell office:value-type="float" office:value="0.821156940178441" calcext:value-type="float">
            <text:p>0,821156940178441</text:p>
          </table:table-cell>
          <table:table-cell office:value-type="float" office:value="0.837806274330204" calcext:value-type="float">
            <text:p>0,837806274330204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15902273995536" calcext:value-type="float">
            <text:p>0,915902273995536</text:p>
          </table:table-cell>
          <table:table-cell office:value-type="float" office:value="0.85398084746191" calcext:value-type="float">
            <text:p>0,85398084746191</text:p>
          </table:table-cell>
          <table:table-cell office:value-type="float" office:value="0.875131083232998" calcext:value-type="float">
            <text:p>0,875131083232998</text:p>
          </table:table-cell>
          <table:table-cell office:value-type="float" office:value="0.777984945791036" calcext:value-type="float">
            <text:p>0,777984945791036</text:p>
          </table:table-cell>
          <table:table-cell office:value-type="float" office:value="0.897355564995752" calcext:value-type="float">
            <text:p>0,897355564995752</text:p>
          </table:table-cell>
          <table:table-cell office:value-type="float" office:value="0.924971437474034" calcext:value-type="float">
            <text:p>0,92497143747403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49129813058036" calcext:value-type="float">
            <text:p>0,849129813058036</text:p>
          </table:table-cell>
          <table:table-cell office:value-type="float" office:value="0.689866600381142" calcext:value-type="float">
            <text:p>0,689866600381142</text:p>
          </table:table-cell>
          <table:table-cell office:value-type="float" office:value="0.742740748450022" calcext:value-type="float">
            <text:p>0,742740748450022</text:p>
          </table:table-cell>
          <table:table-cell office:value-type="float" office:value="0.59076180790426" calcext:value-type="float">
            <text:p>0,59076180790426</text:p>
          </table:table-cell>
          <table:table-cell office:value-type="float" office:value="0.804392631714543" calcext:value-type="float">
            <text:p>0,804392631714543</text:p>
          </table:table-cell>
          <table:table-cell office:value-type="float" office:value="0.865739633650581" calcext:value-type="float">
            <text:p>0,865739633650581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55908203125" calcext:value-type="float">
            <text:p>0,8555908203125</text:p>
          </table:table-cell>
          <table:table-cell office:value-type="float" office:value="0.64944167260632" calcext:value-type="float">
            <text:p>0,64944167260632</text:p>
          </table:table-cell>
          <table:table-cell office:value-type="float" office:value="0.725330856744834" calcext:value-type="float">
            <text:p>0,725330856744834</text:p>
          </table:table-cell>
          <table:table-cell office:value-type="float" office:value="0.569034608378871" calcext:value-type="float">
            <text:p>0,569034608378871</text:p>
          </table:table-cell>
          <table:table-cell office:value-type="float" office:value="0.821302486291595" calcext:value-type="float">
            <text:p>0,821302486291595</text:p>
          </table:table-cell>
          <table:table-cell office:value-type="float" office:value="0.865958074992619" calcext:value-type="float">
            <text:p>0,865958074992619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86369977678571" calcext:value-type="float">
            <text:p>0,886369977678571</text:p>
          </table:table-cell>
          <table:table-cell office:value-type="float" office:value="0.642114506498068" calcext:value-type="float">
            <text:p>0,642114506498068</text:p>
          </table:table-cell>
          <table:table-cell office:value-type="float" office:value="0.737226277372263" calcext:value-type="float">
            <text:p>0,737226277372263</text:p>
          </table:table-cell>
          <table:table-cell office:value-type="float" office:value="0.583815028901734" calcext:value-type="float">
            <text:p>0,583815028901734</text:p>
          </table:table-cell>
          <table:table-cell office:value-type="float" office:value="0.865413747396326" calcext:value-type="float">
            <text:p>0,865413747396326</text:p>
          </table:table-cell>
          <table:table-cell office:value-type="float" office:value="0.89110127826942" calcext:value-type="float">
            <text:p>0,89110127826942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2466169084821" calcext:value-type="float">
            <text:p>0,822466169084821</text:p>
          </table:table-cell>
          <table:table-cell office:value-type="float" office:value="0.539728608162122" calcext:value-type="float">
            <text:p>0,539728608162122</text:p>
          </table:table-cell>
          <table:table-cell office:value-type="float" office:value="0.675578783002183" calcext:value-type="float">
            <text:p>0,675578783002183</text:p>
          </table:table-cell>
          <table:table-cell office:value-type="float" office:value="0.510093597362912" calcext:value-type="float">
            <text:p>0,510093597362912</text:p>
          </table:table-cell>
          <table:table-cell office:value-type="float" office:value="0.902819180649008" calcext:value-type="float">
            <text:p>0,902819180649008</text:p>
          </table:table-cell>
          <table:table-cell office:value-type="float" office:value="0.801778391772471" calcext:value-type="float">
            <text:p>0,8017783917724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80185445149739" calcext:value-type="float">
            <text:p>0,880185445149739</text:p>
          </table:table-cell>
          <table:table-cell table:style-name="ce9" table:formula="of:=AVERAGE([.D2:.D25])" office:value-type="float" office:value="0.804040789100773" calcext:value-type="float">
            <text:p>0,804040789100773</text:p>
          </table:table-cell>
          <table:table-cell table:style-name="ce9" table:formula="of:=AVERAGE([.E2:.E25])" office:value-type="float" office:value="0.817778633477088" calcext:value-type="float">
            <text:p>0,817778633477088</text:p>
          </table:table-cell>
          <table:table-cell table:style-name="ce9" table:formula="of:=AVERAGE([.F2:.F25])" office:value-type="float" office:value="0.696058841570824" calcext:value-type="float">
            <text:p>0,696058841570824</text:p>
          </table:table-cell>
          <table:table-cell table:style-name="ce9" table:formula="of:=AVERAGE([.G2:.G25])" office:value-type="float" office:value="0.844470884421396" calcext:value-type="float">
            <text:p>0,844470884421396</text:p>
          </table:table-cell>
          <table:table-cell table:style-name="ce9" table:formula="of:=AVERAGE([.H2:.H25])" office:value-type="float" office:value="0.901989705300283" calcext:value-type="float">
            <text:p>0,901989705300283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9568365187872" calcext:value-type="float">
            <text:p>0,89568365187872</text:p>
          </table:table-cell>
          <table:table-cell table:formula="of:=AVERAGE([.D8:.D13])" office:value-type="float" office:value="0.857391919166376" calcext:value-type="float">
            <text:p>0,857391919166376</text:p>
          </table:table-cell>
          <table:table-cell table:formula="of:=AVERAGE([.E8:.E13])" office:value-type="float" office:value="0.832137027627344" calcext:value-type="float">
            <text:p>0,832137027627344</text:p>
          </table:table-cell>
          <table:table-cell table:formula="of:=AVERAGE([.F8:.F13])" office:value-type="float" office:value="0.713479069809787" calcext:value-type="float">
            <text:p>0,713479069809787</text:p>
          </table:table-cell>
          <table:table-cell table:formula="of:=AVERAGE([.G8:.G13])" office:value-type="float" office:value="0.818294788239377" calcext:value-type="float">
            <text:p>0,818294788239377</text:p>
          </table:table-cell>
          <table:table-cell table:formula="of:=AVERAGE([.H8:.H13])" office:value-type="float" office:value="0.941740946273035" calcext:value-type="float">
            <text:p>0,94174094627303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7086414155506" calcext:value-type="float">
            <text:p>0,887086414155506</text:p>
          </table:table-cell>
          <table:table-cell table:formula="of:=AVERAGE([.D2:.D7])" office:value-type="float" office:value="0.880697705435552" calcext:value-type="float">
            <text:p>0,880697705435552</text:p>
          </table:table-cell>
          <table:table-cell table:formula="of:=AVERAGE([.E2:.E7])" office:value-type="float" office:value="0.868387779863303" calcext:value-type="float">
            <text:p>0,868387779863303</text:p>
          </table:table-cell>
          <table:table-cell table:formula="of:=AVERAGE([.F2:.F7])" office:value-type="float" office:value="0.768294040438396" calcext:value-type="float">
            <text:p>0,768294040438396</text:p>
          </table:table-cell>
          <table:table-cell table:formula="of:=AVERAGE([.G2:.G7])" office:value-type="float" office:value="0.857269949886846" calcext:value-type="float">
            <text:p>0,857269949886846</text:p>
          </table:table-cell>
          <table:table-cell table:formula="of:=AVERAGE([.H2:.H7])" office:value-type="float" office:value="0.906920662217714" calcext:value-type="float">
            <text:p>0,90692066221771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77422514415922" calcext:value-type="float">
            <text:p>0,877422514415922</text:p>
          </table:table-cell>
          <table:table-cell table:formula="of:=AVERAGE([.D14:.D19])" office:value-type="float" office:value="0.813352510191713" calcext:value-type="float">
            <text:p>0,813352510191713</text:p>
          </table:table-cell>
          <table:table-cell table:formula="of:=AVERAGE([.E14:.E19])" office:value-type="float" office:value="0.827571870153066" calcext:value-type="float">
            <text:p>0,827571870153066</text:p>
          </table:table-cell>
          <table:table-cell table:formula="of:=AVERAGE([.F14:.F19])" office:value-type="float" office:value="0.70702225115364" calcext:value-type="float">
            <text:p>0,70702225115364</text:p>
          </table:table-cell>
          <table:table-cell table:formula="of:=AVERAGE([.G14:.G19])" office:value-type="float" office:value="0.850245374355084" calcext:value-type="float">
            <text:p>0,850245374355084</text:p>
          </table:table-cell>
          <table:table-cell table:formula="of:=AVERAGE([.H14:.H19])" office:value-type="float" office:value="0.89473803096216" calcext:value-type="float">
            <text:p>0,8947380309621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6054920014881" calcext:value-type="float">
            <text:p>0,86054920014881</text:p>
          </table:table-cell>
          <table:table-cell table:formula="of:=AVERAGE([.D20:.D25])" office:value-type="float" office:value="0.664721021609451" calcext:value-type="float">
            <text:p>0,664721021609451</text:p>
          </table:table-cell>
          <table:table-cell table:formula="of:=AVERAGE([.E20:.E25])" office:value-type="float" office:value="0.743017856264641" calcext:value-type="float">
            <text:p>0,743017856264641</text:p>
          </table:table-cell>
          <table:table-cell table:formula="of:=AVERAGE([.F20:.F25])" office:value-type="float" office:value="0.595440004881476" calcext:value-type="float">
            <text:p>0,595440004881476</text:p>
          </table:table-cell>
          <table:table-cell table:formula="of:=AVERAGE([.G20:.G25])" office:value-type="float" office:value="0.852073425204278" calcext:value-type="float">
            <text:p>0,852073425204278</text:p>
          </table:table-cell>
          <table:table-cell table:formula="of:=AVERAGE([.H20:.H25])" office:value-type="float" office:value="0.864559181748222" calcext:value-type="float">
            <text:p>0,864559181748222</text:p>
          </table:table-cell>
        </table:table-row>
      </table:table>
      <table:table table:name="1.5-original_hsv_v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0244489397321" calcext:value-type="float">
            <text:p>0,920244489397321</text:p>
          </table:table-cell>
          <table:table-cell office:value-type="float" office:value="0.921479542704758" calcext:value-type="float">
            <text:p>0,921479542704758</text:p>
          </table:table-cell>
          <table:table-cell office:value-type="float" office:value="0.890827713791251" calcext:value-type="float">
            <text:p>0,890827713791251</text:p>
          </table:table-cell>
          <table:table-cell office:value-type="float" office:value="0.80314638660526" calcext:value-type="float">
            <text:p>0,80314638660526</text:p>
          </table:table-cell>
          <table:table-cell office:value-type="float" office:value="0.862149424756272" calcext:value-type="float">
            <text:p>0,862149424756272</text:p>
          </table:table-cell>
          <table:table-cell office:value-type="float" office:value="0.955463432396852" calcext:value-type="float">
            <text:p>0,955463432396852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9009835379464" calcext:value-type="float">
            <text:p>0,869009835379464</text:p>
          </table:table-cell>
          <table:table-cell office:value-type="float" office:value="0.900837363901732" calcext:value-type="float">
            <text:p>0,900837363901732</text:p>
          </table:table-cell>
          <table:table-cell office:value-type="float" office:value="0.849137887749671" calcext:value-type="float">
            <text:p>0,849137887749671</text:p>
          </table:table-cell>
          <table:table-cell office:value-type="float" office:value="0.737827649994765" calcext:value-type="float">
            <text:p>0,737827649994765</text:p>
          </table:table-cell>
          <table:table-cell office:value-type="float" office:value="0.803050448260143" calcext:value-type="float">
            <text:p>0,803050448260143</text:p>
          </table:table-cell>
          <table:table-cell office:value-type="float" office:value="0.92498388136686" calcext:value-type="float">
            <text:p>0,92498388136686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6443917410714" calcext:value-type="float">
            <text:p>0,926443917410714</text:p>
          </table:table-cell>
          <table:table-cell office:value-type="float" office:value="0.912081155856133" calcext:value-type="float">
            <text:p>0,912081155856133</text:p>
          </table:table-cell>
          <table:table-cell office:value-type="float" office:value="0.894078649992466" calcext:value-type="float">
            <text:p>0,894078649992466</text:p>
          </table:table-cell>
          <table:table-cell office:value-type="float" office:value="0.808446866485014" calcext:value-type="float">
            <text:p>0,808446866485014</text:p>
          </table:table-cell>
          <table:table-cell office:value-type="float" office:value="0.87677304964539" calcext:value-type="float">
            <text:p>0,87677304964539</text:p>
          </table:table-cell>
          <table:table-cell office:value-type="float" office:value="0.953671706263499" calcext:value-type="float">
            <text:p>0,953671706263499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2357003348214" calcext:value-type="float">
            <text:p>0,862357003348214</text:p>
          </table:table-cell>
          <table:table-cell office:value-type="float" office:value="0.87631684381702" calcext:value-type="float">
            <text:p>0,87631684381702</text:p>
          </table:table-cell>
          <table:table-cell office:value-type="float" office:value="0.824895731653208" calcext:value-type="float">
            <text:p>0,824895731653208</text:p>
          </table:table-cell>
          <table:table-cell office:value-type="float" office:value="0.701976627838925" calcext:value-type="float">
            <text:p>0,701976627838925</text:p>
          </table:table-cell>
          <table:table-cell office:value-type="float" office:value="0.779174786781501" calcext:value-type="float">
            <text:p>0,779174786781501</text:p>
          </table:table-cell>
          <table:table-cell office:value-type="float" office:value="0.921633043140651" calcext:value-type="float">
            <text:p>0,92163304314065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14714704241071" calcext:value-type="float">
            <text:p>0,814714704241071</text:p>
          </table:table-cell>
          <table:table-cell office:value-type="float" office:value="0.857186424432536" calcext:value-type="float">
            <text:p>0,857186424432536</text:p>
          </table:table-cell>
          <table:table-cell office:value-type="float" office:value="0.787393696848424" calcext:value-type="float">
            <text:p>0,787393696848424</text:p>
          </table:table-cell>
          <table:table-cell office:value-type="float" office:value="0.649339933993399" calcext:value-type="float">
            <text:p>0,649339933993399</text:p>
          </table:table-cell>
          <table:table-cell office:value-type="float" office:value="0.728110428539708" calcext:value-type="float">
            <text:p>0,728110428539708</text:p>
          </table:table-cell>
          <table:table-cell office:value-type="float" office:value="0.891893674559726" calcext:value-type="float">
            <text:p>0,89189367455972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5064697265625" calcext:value-type="float">
            <text:p>0,85064697265625</text:p>
          </table:table-cell>
          <table:table-cell office:value-type="float" office:value="0.905776647777467" calcext:value-type="float">
            <text:p>0,905776647777467</text:p>
          </table:table-cell>
          <table:table-cell office:value-type="float" office:value="0.830749468899758" calcext:value-type="float">
            <text:p>0,830749468899758</text:p>
          </table:table-cell>
          <table:table-cell office:value-type="float" office:value="0.710497405648419" calcext:value-type="float">
            <text:p>0,710497405648419</text:p>
          </table:table-cell>
          <table:table-cell office:value-type="float" office:value="0.76720078840749" calcext:value-type="float">
            <text:p>0,76720078840749</text:p>
          </table:table-cell>
          <table:table-cell office:value-type="float" office:value="0.926987678231542" calcext:value-type="float">
            <text:p>0,92698767823154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78322056361607" calcext:value-type="float">
            <text:p>0,878322056361607</text:p>
          </table:table-cell>
          <table:table-cell office:value-type="float" office:value="0.644638976462306" calcext:value-type="float">
            <text:p>0,644638976462306</text:p>
          </table:table-cell>
          <table:table-cell office:value-type="float" office:value="0.751145746027783" calcext:value-type="float">
            <text:p>0,751145746027783</text:p>
          </table:table-cell>
          <table:table-cell office:value-type="float" office:value="0.601467900388394" calcext:value-type="float">
            <text:p>0,601467900388394</text:p>
          </table:table-cell>
          <table:table-cell office:value-type="float" office:value="0.899812014013501" calcext:value-type="float">
            <text:p>0,899812014013501</text:p>
          </table:table-cell>
          <table:table-cell office:value-type="float" office:value="0.872811726298723" calcext:value-type="float">
            <text:p>0,872811726298723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07444545200893" calcext:value-type="float">
            <text:p>0,907444545200893</text:p>
          </table:table-cell>
          <table:table-cell office:value-type="float" office:value="0.918157017277963" calcext:value-type="float">
            <text:p>0,918157017277963</text:p>
          </table:table-cell>
          <table:table-cell office:value-type="float" office:value="0.872585853008606" calcext:value-type="float">
            <text:p>0,872585853008606</text:p>
          </table:table-cell>
          <table:table-cell office:value-type="float" office:value="0.773970998445585" calcext:value-type="float">
            <text:p>0,773970998445585</text:p>
          </table:table-cell>
          <table:table-cell office:value-type="float" office:value="0.831324474532855" calcext:value-type="float">
            <text:p>0,831324474532855</text:p>
          </table:table-cell>
          <table:table-cell office:value-type="float" office:value="0.95434369055168" calcext:value-type="float">
            <text:p>0,95434369055168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88157435825893" calcext:value-type="float">
            <text:p>0,888157435825893</text:p>
          </table:table-cell>
          <table:table-cell office:value-type="float" office:value="0.916186299081036" calcext:value-type="float">
            <text:p>0,916186299081036</text:p>
          </table:table-cell>
          <table:table-cell office:value-type="float" office:value="0.872445580294548" calcext:value-type="float">
            <text:p>0,872445580294548</text:p>
          </table:table-cell>
          <table:table-cell office:value-type="float" office:value="0.773750308674639" calcext:value-type="float">
            <text:p>0,773750308674639</text:p>
          </table:table-cell>
          <table:table-cell office:value-type="float" office:value="0.832691103054232" calcext:value-type="float">
            <text:p>0,832691103054232</text:p>
          </table:table-cell>
          <table:table-cell office:value-type="float" office:value="0.935281500475753" calcext:value-type="float">
            <text:p>0,935281500475753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3608049665179" calcext:value-type="float">
            <text:p>0,903608049665179</text:p>
          </table:table-cell>
          <table:table-cell office:value-type="float" office:value="0.861592459869422" calcext:value-type="float">
            <text:p>0,861592459869422</text:p>
          </table:table-cell>
          <table:table-cell office:value-type="float" office:value="0.863956879683981" calcext:value-type="float">
            <text:p>0,863956879683981</text:p>
          </table:table-cell>
          <table:table-cell office:value-type="float" office:value="0.760496555310022" calcext:value-type="float">
            <text:p>0,760496555310022</text:p>
          </table:table-cell>
          <table:table-cell office:value-type="float" office:value="0.866334312297934" calcext:value-type="float">
            <text:p>0,866334312297934</text:p>
          </table:table-cell>
          <table:table-cell office:value-type="float" office:value="0.923970931251601" calcext:value-type="float">
            <text:p>0,923970931251601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38310895647321" calcext:value-type="float">
            <text:p>0,938310895647321</text:p>
          </table:table-cell>
          <table:table-cell office:value-type="float" office:value="0.80961512582425" calcext:value-type="float">
            <text:p>0,80961512582425</text:p>
          </table:table-cell>
          <table:table-cell office:value-type="float" office:value="0.87184131872113" calcext:value-type="float">
            <text:p>0,87184131872113</text:p>
          </table:table-cell>
          <table:table-cell office:value-type="float" office:value="0.772800256904303" calcext:value-type="float">
            <text:p>0,772800256904303</text:p>
          </table:table-cell>
          <table:table-cell office:value-type="float" office:value="0.944429182528158" calcext:value-type="float">
            <text:p>0,944429182528158</text:p>
          </table:table-cell>
          <table:table-cell office:value-type="float" office:value="0.936563274182519" calcext:value-type="float">
            <text:p>0,936563274182519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10173688616071" calcext:value-type="float">
            <text:p>0,910173688616071</text:p>
          </table:table-cell>
          <table:table-cell office:value-type="float" office:value="0.883043985793408" calcext:value-type="float">
            <text:p>0,883043985793408</text:p>
          </table:table-cell>
          <table:table-cell office:value-type="float" office:value="0.873455349465668" calcext:value-type="float">
            <text:p>0,873455349465668</text:p>
          </table:table-cell>
          <table:table-cell office:value-type="float" office:value="0.775340195394278" calcext:value-type="float">
            <text:p>0,775340195394278</text:p>
          </table:table-cell>
          <table:table-cell office:value-type="float" office:value="0.864072714900236" calcext:value-type="float">
            <text:p>0,864072714900236</text:p>
          </table:table-cell>
          <table:table-cell office:value-type="float" office:value="0.935967691491821" calcext:value-type="float">
            <text:p>0,935967691491821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3360770089286" calcext:value-type="float">
            <text:p>0,873360770089286</text:p>
          </table:table-cell>
          <table:table-cell office:value-type="float" office:value="0.70532816087404" calcext:value-type="float">
            <text:p>0,70532816087404</text:p>
          </table:table-cell>
          <table:table-cell office:value-type="float" office:value="0.786342640265968" calcext:value-type="float">
            <text:p>0,786342640265968</text:p>
          </table:table-cell>
          <table:table-cell office:value-type="float" office:value="0.647911565780223" calcext:value-type="float">
            <text:p>0,647911565780223</text:p>
          </table:table-cell>
          <table:table-cell office:value-type="float" office:value="0.888382915073957" calcext:value-type="float">
            <text:p>0,888382915073957</text:p>
          </table:table-cell>
          <table:table-cell office:value-type="float" office:value="0.86801886457927" calcext:value-type="float">
            <text:p>0,8680188645792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55477469308036" calcext:value-type="float">
            <text:p>0,855477469308036</text:p>
          </table:table-cell>
          <table:table-cell office:value-type="float" office:value="0.747351960581831" calcext:value-type="float">
            <text:p>0,747351960581831</text:p>
          </table:table-cell>
          <table:table-cell office:value-type="float" office:value="0.753476611883691" calcext:value-type="float">
            <text:p>0,753476611883691</text:p>
          </table:table-cell>
          <table:table-cell office:value-type="float" office:value="0.60446247464503" calcext:value-type="float">
            <text:p>0,60446247464503</text:p>
          </table:table-cell>
          <table:table-cell office:value-type="float" office:value="0.759702477355887" calcext:value-type="float">
            <text:p>0,759702477355887</text:p>
          </table:table-cell>
          <table:table-cell office:value-type="float" office:value="0.894733607061195" calcext:value-type="float">
            <text:p>0,894733607061195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50341796875" calcext:value-type="float">
            <text:p>0,850341796875</text:p>
          </table:table-cell>
          <table:table-cell office:value-type="float" office:value="0.628886685480385" calcext:value-type="float">
            <text:p>0,628886685480385</text:p>
          </table:table-cell>
          <table:table-cell office:value-type="float" office:value="0.742421513896392" calcext:value-type="float">
            <text:p>0,742421513896392</text:p>
          </table:table-cell>
          <table:table-cell office:value-type="float" office:value="0.59035799522673" calcext:value-type="float">
            <text:p>0,59035799522673</text:p>
          </table:table-cell>
          <table:table-cell office:value-type="float" office:value="0.905981027725891" calcext:value-type="float">
            <text:p>0,905981027725891</text:p>
          </table:table-cell>
          <table:table-cell office:value-type="float" office:value="0.832957601419008" calcext:value-type="float">
            <text:p>0,832957601419008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9020647321429" calcext:value-type="float">
            <text:p>0,889020647321429</text:p>
          </table:table-cell>
          <table:table-cell office:value-type="float" office:value="0.904072248032616" calcext:value-type="float">
            <text:p>0,904072248032616</text:p>
          </table:table-cell>
          <table:table-cell office:value-type="float" office:value="0.857004830917874" calcext:value-type="float">
            <text:p>0,857004830917874</text:p>
          </table:table-cell>
          <table:table-cell office:value-type="float" office:value="0.749788672865596" calcext:value-type="float">
            <text:p>0,749788672865596</text:p>
          </table:table-cell>
          <table:table-cell office:value-type="float" office:value="0.814595702874717" calcext:value-type="float">
            <text:p>0,814595702874717</text:p>
          </table:table-cell>
          <table:table-cell office:value-type="float" office:value="0.940367783573512" calcext:value-type="float">
            <text:p>0,94036778357351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1386021205357" calcext:value-type="float">
            <text:p>0,831386021205357</text:p>
          </table:table-cell>
          <table:table-cell office:value-type="float" office:value="0.850700779120431" calcext:value-type="float">
            <text:p>0,850700779120431</text:p>
          </table:table-cell>
          <table:table-cell office:value-type="float" office:value="0.803890150900535" calcext:value-type="float">
            <text:p>0,803890150900535</text:p>
          </table:table-cell>
          <table:table-cell office:value-type="float" office:value="0.672087226357825" calcext:value-type="float">
            <text:p>0,672087226357825</text:p>
          </table:table-cell>
          <table:table-cell office:value-type="float" office:value="0.761962435357671" calcext:value-type="float">
            <text:p>0,761962435357671</text:p>
          </table:table-cell>
          <table:table-cell office:value-type="float" office:value="0.889007675001197" calcext:value-type="float">
            <text:p>0,88900767500119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25395856584821" calcext:value-type="float">
            <text:p>0,825395856584821</text:p>
          </table:table-cell>
          <table:table-cell office:value-type="float" office:value="0.869031138836806" calcext:value-type="float">
            <text:p>0,869031138836806</text:p>
          </table:table-cell>
          <table:table-cell office:value-type="float" office:value="0.832020535017742" calcext:value-type="float">
            <text:p>0,832020535017742</text:p>
          </table:table-cell>
          <table:table-cell office:value-type="float" office:value="0.712358872705335" calcext:value-type="float">
            <text:p>0,712358872705335</text:p>
          </table:table-cell>
          <table:table-cell office:value-type="float" office:value="0.79803359938208" calcext:value-type="float">
            <text:p>0,79803359938208</text:p>
          </table:table-cell>
          <table:table-cell office:value-type="float" office:value="0.85775730816078" calcext:value-type="float">
            <text:p>0,8577573081607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49347795758929" calcext:value-type="float">
            <text:p>0,849347795758929</text:p>
          </table:table-cell>
          <table:table-cell office:value-type="float" office:value="0.665777689977611" calcext:value-type="float">
            <text:p>0,665777689977611</text:p>
          </table:table-cell>
          <table:table-cell office:value-type="float" office:value="0.700658350658351" calcext:value-type="float">
            <text:p>0,700658350658351</text:p>
          </table:table-cell>
          <table:table-cell office:value-type="float" office:value="0.539241046427905" calcext:value-type="float">
            <text:p>0,539241046427905</text:p>
          </table:table-cell>
          <table:table-cell office:value-type="float" office:value="0.739395933889133" calcext:value-type="float">
            <text:p>0,739395933889133</text:p>
          </table:table-cell>
          <table:table-cell office:value-type="float" office:value="0.883776047629952" calcext:value-type="float">
            <text:p>0,883776047629952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54588099888393" calcext:value-type="float">
            <text:p>0,854588099888393</text:p>
          </table:table-cell>
          <table:table-cell office:value-type="float" office:value="0.788941817881433" calcext:value-type="float">
            <text:p>0,788941817881433</text:p>
          </table:table-cell>
          <table:table-cell office:value-type="float" office:value="0.774577256322569" calcext:value-type="float">
            <text:p>0,774577256322569</text:p>
          </table:table-cell>
          <table:table-cell office:value-type="float" office:value="0.632089832116305" calcext:value-type="float">
            <text:p>0,632089832116305</text:p>
          </table:table-cell>
          <table:table-cell office:value-type="float" office:value="0.760726423109601" calcext:value-type="float">
            <text:p>0,760726423109601</text:p>
          </table:table-cell>
          <table:table-cell office:value-type="float" office:value="0.900485562941421" calcext:value-type="float">
            <text:p>0,900485562941421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1361258370536" calcext:value-type="float">
            <text:p>0,761361258370536</text:p>
          </table:table-cell>
          <table:table-cell office:value-type="float" office:value="0.547423450336072" calcext:value-type="float">
            <text:p>0,547423450336072</text:p>
          </table:table-cell>
          <table:table-cell office:value-type="float" office:value="0.608359686905256" calcext:value-type="float">
            <text:p>0,608359686905256</text:p>
          </table:table-cell>
          <table:table-cell office:value-type="float" office:value="0.437152963435199" calcext:value-type="float">
            <text:p>0,437152963435199</text:p>
          </table:table-cell>
          <table:table-cell office:value-type="float" office:value="0.684561380909442" calcext:value-type="float">
            <text:p>0,684561380909442</text:p>
          </table:table-cell>
          <table:table-cell office:value-type="float" office:value="0.789875173370319" calcext:value-type="float">
            <text:p>0,789875173370319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3358677455357" calcext:value-type="float">
            <text:p>0,853358677455357</text:p>
          </table:table-cell>
          <table:table-cell office:value-type="float" office:value="0.659791463017269" calcext:value-type="float">
            <text:p>0,659791463017269</text:p>
          </table:table-cell>
          <table:table-cell office:value-type="float" office:value="0.706574080535976" calcext:value-type="float">
            <text:p>0,706574080535976</text:p>
          </table:table-cell>
          <table:table-cell office:value-type="float" office:value="0.546281058623574" calcext:value-type="float">
            <text:p>0,546281058623574</text:p>
          </table:table-cell>
          <table:table-cell office:value-type="float" office:value="0.760497258318936" calcext:value-type="float">
            <text:p>0,760497258318936</text:p>
          </table:table-cell>
          <table:table-cell office:value-type="float" office:value="0.881435806590811" calcext:value-type="float">
            <text:p>0,881435806590811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92428152901786" calcext:value-type="float">
            <text:p>0,792428152901786</text:p>
          </table:table-cell>
          <table:table-cell office:value-type="float" office:value="0.466883982812268" calcext:value-type="float">
            <text:p>0,466883982812268</text:p>
          </table:table-cell>
          <table:table-cell office:value-type="float" office:value="0.613651854977442" calcext:value-type="float">
            <text:p>0,613651854977442</text:p>
          </table:table-cell>
          <table:table-cell office:value-type="float" office:value="0.442639070987076" calcext:value-type="float">
            <text:p>0,442639070987076</text:p>
          </table:table-cell>
          <table:table-cell office:value-type="float" office:value="0.89500094679038" calcext:value-type="float">
            <text:p>0,89500094679038</text:p>
          </table:table-cell>
          <table:table-cell office:value-type="float" office:value="0.769270232140567" calcext:value-type="float">
            <text:p>0,76927023214056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7104840959821" calcext:value-type="float">
            <text:p>0,827104840959821</text:p>
          </table:table-cell>
          <table:table-cell office:value-type="float" office:value="0.554310011596444" calcext:value-type="float">
            <text:p>0,554310011596444</text:p>
          </table:table-cell>
          <table:table-cell office:value-type="float" office:value="0.652811093796509" calcext:value-type="float">
            <text:p>0,652811093796509</text:p>
          </table:table-cell>
          <table:table-cell office:value-type="float" office:value="0.484572795092407" calcext:value-type="float">
            <text:p>0,484572795092407</text:p>
          </table:table-cell>
          <table:table-cell office:value-type="float" office:value="0.793884677625415" calcext:value-type="float">
            <text:p>0,793884677625415</text:p>
          </table:table-cell>
          <table:table-cell office:value-type="float" office:value="0.835657741815231" calcext:value-type="float">
            <text:p>0,8356577418152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3858540852864" calcext:value-type="float">
            <text:p>0,863858540852864</text:p>
          </table:table-cell>
          <table:table-cell table:style-name="ce9" table:formula="of:=AVERAGE([.D2:.D25])" office:value-type="float" office:value="0.783142134639385" calcext:value-type="float">
            <text:p>0,783142134639385</text:p>
          </table:table-cell>
          <table:table-cell table:style-name="ce9" table:formula="of:=AVERAGE([.E2:.E25])" office:value-type="float" office:value="0.792262603425617" calcext:value-type="float">
            <text:p>0,792262603425617</text:p>
          </table:table-cell>
          <table:table-cell table:style-name="ce9" table:formula="of:=AVERAGE([.F2:.F25])" office:value-type="float" office:value="0.663666860831092" calcext:value-type="float">
            <text:p>0,663666860831092</text:p>
          </table:table-cell>
          <table:table-cell table:style-name="ce9" table:formula="of:=AVERAGE([.G2:.G25])" office:value-type="float" office:value="0.817410312755439" calcext:value-type="float">
            <text:p>0,817410312755439</text:p>
          </table:table-cell>
          <table:table-cell table:style-name="ce9" table:formula="of:=AVERAGE([.H2:.H25])" office:value-type="float" office:value="0.894871484770604" calcext:value-type="float">
            <text:p>0,894871484770604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4336111886161" calcext:value-type="float">
            <text:p>0,904336111886161</text:p>
          </table:table-cell>
          <table:table-cell table:formula="of:=AVERAGE([.D8:.D13])" office:value-type="float" office:value="0.838872310718064" calcext:value-type="float">
            <text:p>0,838872310718064</text:p>
          </table:table-cell>
          <table:table-cell table:formula="of:=AVERAGE([.E8:.E13])" office:value-type="float" office:value="0.850905121200286" calcext:value-type="float">
            <text:p>0,850905121200286</text:p>
          </table:table-cell>
          <table:table-cell table:formula="of:=AVERAGE([.F8:.F13])" office:value-type="float" office:value="0.74297103585287" calcext:value-type="float">
            <text:p>0,74297103585287</text:p>
          </table:table-cell>
          <table:table-cell table:formula="of:=AVERAGE([.G8:.G13])" office:value-type="float" office:value="0.873110633554486" calcext:value-type="float">
            <text:p>0,873110633554486</text:p>
          </table:table-cell>
          <table:table-cell table:formula="of:=AVERAGE([.H8:.H13])" office:value-type="float" office:value="0.926489802375349" calcext:value-type="float">
            <text:p>0,9264898023753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3902820405506" calcext:value-type="float">
            <text:p>0,873902820405506</text:p>
          </table:table-cell>
          <table:table-cell table:formula="of:=AVERAGE([.D2:.D7])" office:value-type="float" office:value="0.895612996414941" calcext:value-type="float">
            <text:p>0,895612996414941</text:p>
          </table:table-cell>
          <table:table-cell table:formula="of:=AVERAGE([.E2:.E7])" office:value-type="float" office:value="0.846180524822463" calcext:value-type="float">
            <text:p>0,846180524822463</text:p>
          </table:table-cell>
          <table:table-cell table:formula="of:=AVERAGE([.F2:.F7])" office:value-type="float" office:value="0.735205811760964" calcext:value-type="float">
            <text:p>0,735205811760964</text:p>
          </table:table-cell>
          <table:table-cell table:formula="of:=AVERAGE([.G2:.G7])" office:value-type="float" office:value="0.802743154398418" calcext:value-type="float">
            <text:p>0,802743154398418</text:p>
          </table:table-cell>
          <table:table-cell table:formula="of:=AVERAGE([.H2:.H7])" office:value-type="float" office:value="0.929105569326522" calcext:value-type="float">
            <text:p>0,92910556932652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54163760230655" calcext:value-type="float">
            <text:p>0,854163760230655</text:p>
          </table:table-cell>
          <table:table-cell table:formula="of:=AVERAGE([.D14:.D19])" office:value-type="float" office:value="0.784228495487685" calcext:value-type="float">
            <text:p>0,784228495487685</text:p>
          </table:table-cell>
          <table:table-cell table:formula="of:=AVERAGE([.E14:.E19])" office:value-type="float" office:value="0.795859380480367" calcext:value-type="float">
            <text:p>0,795859380480367</text:p>
          </table:table-cell>
          <table:table-cell table:formula="of:=AVERAGE([.F14:.F19])" office:value-type="float" office:value="0.662827801263457" calcext:value-type="float">
            <text:p>0,662827801263457</text:p>
          </table:table-cell>
          <table:table-cell table:formula="of:=AVERAGE([.G14:.G19])" office:value-type="float" office:value="0.821443026295034" calcext:value-type="float">
            <text:p>0,821443026295034</text:p>
          </table:table-cell>
          <table:table-cell table:formula="of:=AVERAGE([.H14:.H19])" office:value-type="float" office:value="0.880473806632494" calcext:value-type="float">
            <text:p>0,88047380663249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3031470889137" calcext:value-type="float">
            <text:p>0,823031470889137</text:p>
          </table:table-cell>
          <table:table-cell table:formula="of:=AVERAGE([.D20:.D25])" office:value-type="float" office:value="0.613854735936849" calcext:value-type="float">
            <text:p>0,613854735936849</text:p>
          </table:table-cell>
          <table:table-cell table:formula="of:=AVERAGE([.E20:.E25])" office:value-type="float" office:value="0.676105387199351" calcext:value-type="float">
            <text:p>0,676105387199351</text:p>
          </table:table-cell>
          <table:table-cell table:formula="of:=AVERAGE([.F20:.F25])" office:value-type="float" office:value="0.513662794447078" calcext:value-type="float">
            <text:p>0,513662794447078</text:p>
          </table:table-cell>
          <table:table-cell table:formula="of:=AVERAGE([.G20:.G25])" office:value-type="float" office:value="0.772344436773818" calcext:value-type="float">
            <text:p>0,772344436773818</text:p>
          </table:table-cell>
          <table:table-cell table:formula="of:=AVERAGE([.H20:.H25])" office:value-type="float" office:value="0.84341676074805" calcext:value-type="float">
            <text:p>0,84341676074805</text:p>
          </table:table-cell>
        </table:table-row>
      </table:table>
      <table:table table:name="1.6-original_lab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0183454241071" calcext:value-type="float">
            <text:p>0,920183454241071</text:p>
          </table:table-cell>
          <table:table-cell office:value-type="float" office:value="0.942904598775044" calcext:value-type="float">
            <text:p>0,942904598775044</text:p>
          </table:table-cell>
          <table:table-cell office:value-type="float" office:value="0.888117529150065" calcext:value-type="float">
            <text:p>0,888117529150065</text:p>
          </table:table-cell>
          <table:table-cell office:value-type="float" office:value="0.798751264125225" calcext:value-type="float">
            <text:p>0,798751264125225</text:p>
          </table:table-cell>
          <table:table-cell office:value-type="float" office:value="0.839347595065379" calcext:value-type="float">
            <text:p>0,839347595065379</text:p>
          </table:table-cell>
          <table:table-cell office:value-type="float" office:value="0.969188538136187" calcext:value-type="float">
            <text:p>0,969188538136187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3115583147321" calcext:value-type="float">
            <text:p>0,863115583147321</text:p>
          </table:table-cell>
          <table:table-cell office:value-type="float" office:value="0.896593177768714" calcext:value-type="float">
            <text:p>0,896593177768714</text:p>
          </table:table-cell>
          <table:table-cell office:value-type="float" office:value="0.84179339117816" calcext:value-type="float">
            <text:p>0,84179339117816</text:p>
          </table:table-cell>
          <table:table-cell office:value-type="float" office:value="0.726807622030801" calcext:value-type="float">
            <text:p>0,726807622030801</text:p>
          </table:table-cell>
          <table:table-cell office:value-type="float" office:value="0.793306488375627" calcext:value-type="float">
            <text:p>0,793306488375627</text:p>
          </table:table-cell>
          <table:table-cell office:value-type="float" office:value="0.922356544165055" calcext:value-type="float">
            <text:p>0,922356544165055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2215053013393" calcext:value-type="float">
            <text:p>0,922215053013393</text:p>
          </table:table-cell>
          <table:table-cell office:value-type="float" office:value="0.933249473597856" calcext:value-type="float">
            <text:p>0,933249473597856</text:p>
          </table:table-cell>
          <table:table-cell office:value-type="float" office:value="0.884408567319279" calcext:value-type="float">
            <text:p>0,884408567319279</text:p>
          </table:table-cell>
          <table:table-cell office:value-type="float" office:value="0.792771028363028" calcext:value-type="float">
            <text:p>0,792771028363028</text:p>
          </table:table-cell>
          <table:table-cell office:value-type="float" office:value="0.840425531914894" calcext:value-type="float">
            <text:p>0,840425531914894</text:p>
          </table:table-cell>
          <table:table-cell office:value-type="float" office:value="0.967049136069114" calcext:value-type="float">
            <text:p>0,96704913606911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89290945870536" calcext:value-type="float">
            <text:p>0,889290945870536</text:p>
          </table:table-cell>
          <table:table-cell office:value-type="float" office:value="0.922403396208211" calcext:value-type="float">
            <text:p>0,922403396208211</text:p>
          </table:table-cell>
          <table:table-cell office:value-type="float" office:value="0.857623431525359" calcext:value-type="float">
            <text:p>0,857623431525359</text:p>
          </table:table-cell>
          <table:table-cell office:value-type="float" office:value="0.750736189092622" calcext:value-type="float">
            <text:p>0,750736189092622</text:p>
          </table:table-cell>
          <table:table-cell office:value-type="float" office:value="0.801345319670585" calcext:value-type="float">
            <text:p>0,801345319670585</text:p>
          </table:table-cell>
          <table:table-cell office:value-type="float" office:value="0.951961413830693" calcext:value-type="float">
            <text:p>0,95196141383069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25390625" calcext:value-type="float">
            <text:p>0,8525390625</text:p>
          </table:table-cell>
          <table:table-cell office:value-type="float" office:value="0.872601750020069" calcext:value-type="float">
            <text:p>0,872601750020069</text:p>
          </table:table-cell>
          <table:table-cell office:value-type="float" office:value="0.837184226740604" calcext:value-type="float">
            <text:p>0,837184226740604</text:p>
          </table:table-cell>
          <table:table-cell office:value-type="float" office:value="0.719962908994569" calcext:value-type="float">
            <text:p>0,719962908994569</text:p>
          </table:table-cell>
          <table:table-cell office:value-type="float" office:value="0.804529642513507" calcext:value-type="float">
            <text:p>0,804529642513507</text:p>
          </table:table-cell>
          <table:table-cell office:value-type="float" office:value="0.895323527471803" calcext:value-type="float">
            <text:p>0,895323527471803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01504952566964" calcext:value-type="float">
            <text:p>0,801504952566964</text:p>
          </table:table-cell>
          <table:table-cell office:value-type="float" office:value="0.939415557689669" calcext:value-type="float">
            <text:p>0,939415557689669</text:p>
          </table:table-cell>
          <table:table-cell office:value-type="float" office:value="0.750490470084065" calcext:value-type="float">
            <text:p>0,750490470084065</text:p>
          </table:table-cell>
          <table:table-cell office:value-type="float" office:value="0.600628048138662" calcext:value-type="float">
            <text:p>0,600628048138662</text:p>
          </table:table-cell>
          <table:table-cell office:value-type="float" office:value="0.624831185896266" calcext:value-type="float">
            <text:p>0,624831185896266</text:p>
          </table:table-cell>
          <table:table-cell office:value-type="float" office:value="0.963134871606505" calcext:value-type="float">
            <text:p>0,96313487160650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34709821428571" calcext:value-type="float">
            <text:p>0,934709821428571</text:p>
          </table:table-cell>
          <table:table-cell office:value-type="float" office:value="0.814535251343661" calcext:value-type="float">
            <text:p>0,814535251343661</text:p>
          </table:table-cell>
          <table:table-cell office:value-type="float" office:value="0.846273865735988" calcext:value-type="float">
            <text:p>0,846273865735988</text:p>
          </table:table-cell>
          <table:table-cell office:value-type="float" office:value="0.733513648172533" calcext:value-type="float">
            <text:p>0,733513648172533</text:p>
          </table:table-cell>
          <table:table-cell office:value-type="float" office:value="0.880586174485175" calcext:value-type="float">
            <text:p>0,880586174485175</text:p>
          </table:table-cell>
          <table:table-cell office:value-type="float" office:value="0.948587892465108" calcext:value-type="float">
            <text:p>0,94858789246510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39974539620536" calcext:value-type="float">
            <text:p>0,839974539620536</text:p>
          </table:table-cell>
          <table:table-cell office:value-type="float" office:value="0.946654929577465" calcext:value-type="float">
            <text:p>0,946654929577465</text:p>
          </table:table-cell>
          <table:table-cell office:value-type="float" office:value="0.745531938493962" calcext:value-type="float">
            <text:p>0,745531938493962</text:p>
          </table:table-cell>
          <table:table-cell office:value-type="float" office:value="0.594301251160529" calcext:value-type="float">
            <text:p>0,594301251160529</text:p>
          </table:table-cell>
          <table:table-cell office:value-type="float" office:value="0.614893763008028" calcext:value-type="float">
            <text:p>0,614893763008028</text:p>
          </table:table-cell>
          <table:table-cell office:value-type="float" office:value="0.97865144789685" calcext:value-type="float">
            <text:p>0,97865144789685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40550013950893" calcext:value-type="float">
            <text:p>0,840550013950893</text:p>
          </table:table-cell>
          <table:table-cell office:value-type="float" office:value="0.943541731146188" calcext:value-type="float">
            <text:p>0,943541731146188</text:p>
          </table:table-cell>
          <table:table-cell office:value-type="float" office:value="0.800039364482302" calcext:value-type="float">
            <text:p>0,800039364482302</text:p>
          </table:table-cell>
          <table:table-cell office:value-type="float" office:value="0.666721341352287" calcext:value-type="float">
            <text:p>0,666721341352287</text:p>
          </table:table-cell>
          <table:table-cell office:value-type="float" office:value="0.694424934986048" calcext:value-type="float">
            <text:p>0,694424934986048</text:p>
          </table:table-cell>
          <table:table-cell office:value-type="float" office:value="0.96469753414937" calcext:value-type="float">
            <text:p>0,9646975341493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5561174665179" calcext:value-type="float">
            <text:p>0,905561174665179</text:p>
          </table:table-cell>
          <table:table-cell office:value-type="float" office:value="0.883209417596035" calcext:value-type="float">
            <text:p>0,883209417596035</text:p>
          </table:table-cell>
          <table:table-cell office:value-type="float" office:value="0.863339852375244" calcext:value-type="float">
            <text:p>0,863339852375244</text:p>
          </table:table-cell>
          <table:table-cell office:value-type="float" office:value="0.759540883156095" calcext:value-type="float">
            <text:p>0,759540883156095</text:p>
          </table:table-cell>
          <table:table-cell office:value-type="float" office:value="0.844344628445914" calcext:value-type="float">
            <text:p>0,844344628445914</text:p>
          </table:table-cell>
          <table:table-cell office:value-type="float" office:value="0.939004166161065" calcext:value-type="float">
            <text:p>0,939004166161065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8355538504464" calcext:value-type="float">
            <text:p>0,948355538504464</text:p>
          </table:table-cell>
          <table:table-cell office:value-type="float" office:value="0.904124307794032" calcext:value-type="float">
            <text:p>0,904124307794032</text:p>
          </table:table-cell>
          <table:table-cell office:value-type="float" office:value="0.880774572757101" calcext:value-type="float">
            <text:p>0,880774572757101</text:p>
          </table:table-cell>
          <table:table-cell office:value-type="float" office:value="0.786950109708284" calcext:value-type="float">
            <text:p>0,786950109708284</text:p>
          </table:table-cell>
          <table:table-cell office:value-type="float" office:value="0.85860052588203" calcext:value-type="float">
            <text:p>0,85860052588203</text:p>
          </table:table-cell>
          <table:table-cell office:value-type="float" office:value="0.973993072292533" calcext:value-type="float">
            <text:p>0,973993072292533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0364467075893" calcext:value-type="float">
            <text:p>0,900364467075893</text:p>
          </table:table-cell>
          <table:table-cell office:value-type="float" office:value="0.917345391226198" calcext:value-type="float">
            <text:p>0,917345391226198</text:p>
          </table:table-cell>
          <table:table-cell office:value-type="float" office:value="0.851119825935143" calcext:value-type="float">
            <text:p>0,851119825935143</text:p>
          </table:table-cell>
          <table:table-cell office:value-type="float" office:value="0.740825584032661" calcext:value-type="float">
            <text:p>0,740825584032661</text:p>
          </table:table-cell>
          <table:table-cell office:value-type="float" office:value="0.793812428609619" calcext:value-type="float">
            <text:p>0,793812428609619</text:p>
          </table:table-cell>
          <table:table-cell office:value-type="float" office:value="0.95998150691451" calcext:value-type="float">
            <text:p>0,95998150691451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99771554129464" calcext:value-type="float">
            <text:p>0,899771554129464</text:p>
          </table:table-cell>
          <table:table-cell office:value-type="float" office:value="0.77764502061055" calcext:value-type="float">
            <text:p>0,77764502061055</text:p>
          </table:table-cell>
          <table:table-cell office:value-type="float" office:value="0.819155798184478" calcext:value-type="float">
            <text:p>0,819155798184478</text:p>
          </table:table-cell>
          <table:table-cell office:value-type="float" office:value="0.693703535932212" calcext:value-type="float">
            <text:p>0,693703535932212</text:p>
          </table:table-cell>
          <table:table-cell office:value-type="float" office:value="0.865348180156224" calcext:value-type="float">
            <text:p>0,865348180156224</text:p>
          </table:table-cell>
          <table:table-cell office:value-type="float" office:value="0.91201257638618" calcext:value-type="float">
            <text:p>0,91201257638618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80650111607143" calcext:value-type="float">
            <text:p>0,880650111607143</text:p>
          </table:table-cell>
          <table:table-cell office:value-type="float" office:value="0.805091586463831" calcext:value-type="float">
            <text:p>0,805091586463831</text:p>
          </table:table-cell>
          <table:table-cell office:value-type="float" office:value="0.79118867463998" calcext:value-type="float">
            <text:p>0,79118867463998</text:p>
          </table:table-cell>
          <table:table-cell office:value-type="float" office:value="0.654517920242302" calcext:value-type="float">
            <text:p>0,654517920242302</text:p>
          </table:table-cell>
          <table:table-cell office:value-type="float" office:value="0.777757782976426" calcext:value-type="float">
            <text:p>0,777757782976426</text:p>
          </table:table-cell>
          <table:table-cell office:value-type="float" office:value="0.922823494701645" calcext:value-type="float">
            <text:p>0,922823494701645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904828752790179" calcext:value-type="float">
            <text:p>0,904828752790179</text:p>
          </table:table-cell>
          <table:table-cell office:value-type="float" office:value="0.750274893097129" calcext:value-type="float">
            <text:p>0,750274893097129</text:p>
          </table:table-cell>
          <table:table-cell office:value-type="float" office:value="0.818213613576937" calcext:value-type="float">
            <text:p>0,818213613576937</text:p>
          </table:table-cell>
          <table:table-cell office:value-type="float" office:value="0.692353223033344" calcext:value-type="float">
            <text:p>0,692353223033344</text:p>
          </table:table-cell>
          <table:table-cell office:value-type="float" office:value="0.899681353697396" calcext:value-type="float">
            <text:p>0,899681353697396</text:p>
          </table:table-cell>
          <table:table-cell office:value-type="float" office:value="0.90643703152715" calcext:value-type="float">
            <text:p>0,90643703152715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4060407366071" calcext:value-type="float">
            <text:p>0,894060407366071</text:p>
          </table:table-cell>
          <table:table-cell office:value-type="float" office:value="0.95979206450244" calcext:value-type="float">
            <text:p>0,95979206450244</text:p>
          </table:table-cell>
          <table:table-cell office:value-type="float" office:value="0.856257246291082" calcext:value-type="float">
            <text:p>0,856257246291082</text:p>
          </table:table-cell>
          <table:table-cell office:value-type="float" office:value="0.748644958417808" calcext:value-type="float">
            <text:p>0,748644958417808</text:p>
          </table:table-cell>
          <table:table-cell office:value-type="float" office:value="0.772884541454872" calcext:value-type="float">
            <text:p>0,772884541454872</text:p>
          </table:table-cell>
          <table:table-cell office:value-type="float" office:value="0.977661863083134" calcext:value-type="float">
            <text:p>0,97766186308313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47063337053571" calcext:value-type="float">
            <text:p>0,847063337053571</text:p>
          </table:table-cell>
          <table:table-cell office:value-type="float" office:value="0.919560931681554" calcext:value-type="float">
            <text:p>0,919560931681554</text:p>
          </table:table-cell>
          <table:table-cell office:value-type="float" office:value="0.81160852380134" calcext:value-type="float">
            <text:p>0,81160852380134</text:p>
          </table:table-cell>
          <table:table-cell office:value-type="float" office:value="0.682947109648964" calcext:value-type="float">
            <text:p>0,682947109648964</text:p>
          </table:table-cell>
          <table:table-cell office:value-type="float" office:value="0.726339465943826" calcext:value-type="float">
            <text:p>0,726339465943826</text:p>
          </table:table-cell>
          <table:table-cell office:value-type="float" office:value="0.947264284916468" calcext:value-type="float">
            <text:p>0,947264284916468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1098284040179" calcext:value-type="float">
            <text:p>0,831098284040179</text:p>
          </table:table-cell>
          <table:table-cell office:value-type="float" office:value="0.916460576792008" calcext:value-type="float">
            <text:p>0,916460576792008</text:p>
          </table:table-cell>
          <table:table-cell office:value-type="float" office:value="0.82932588526569" calcext:value-type="float">
            <text:p>0,82932588526569</text:p>
          </table:table-cell>
          <table:table-cell office:value-type="float" office:value="0.708417376644489" calcext:value-type="float">
            <text:p>0,708417376644489</text:p>
          </table:table-cell>
          <table:table-cell office:value-type="float" office:value="0.757321704428424" calcext:value-type="float">
            <text:p>0,757321704428424</text:p>
          </table:table-cell>
          <table:table-cell office:value-type="float" office:value="0.918354141291108" calcext:value-type="float">
            <text:p>0,91835414129110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54404994419643" calcext:value-type="float">
            <text:p>0,854404994419643</text:p>
          </table:table-cell>
          <table:table-cell office:value-type="float" office:value="0.69180894748217" calcext:value-type="float">
            <text:p>0,69180894748217</text:p>
          </table:table-cell>
          <table:table-cell office:value-type="float" office:value="0.697005988023952" calcext:value-type="float">
            <text:p>0,697005988023952</text:p>
          </table:table-cell>
          <table:table-cell office:value-type="float" office:value="0.534926470588235" calcext:value-type="float">
            <text:p>0,534926470588235</text:p>
          </table:table-cell>
          <table:table-cell office:value-type="float" office:value="0.702281702501097" calcext:value-type="float">
            <text:p>0,702281702501097</text:p>
          </table:table-cell>
          <table:table-cell office:value-type="float" office:value="0.902038012365468" calcext:value-type="float">
            <text:p>0,902038012365468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03494698660714" calcext:value-type="float">
            <text:p>0,903494698660714</text:p>
          </table:table-cell>
          <table:table-cell office:value-type="float" office:value="0.885159010600707" calcext:value-type="float">
            <text:p>0,885159010600707</text:p>
          </table:table-cell>
          <table:table-cell office:value-type="float" office:value="0.846682365978667" calcext:value-type="float">
            <text:p>0,846682365978667</text:p>
          </table:table-cell>
          <table:table-cell office:value-type="float" office:value="0.734127651396863" calcext:value-type="float">
            <text:p>0,734127651396863</text:p>
          </table:table-cell>
          <table:table-cell office:value-type="float" office:value="0.811411427357689" calcext:value-type="float">
            <text:p>0,811411427357689</text:p>
          </table:table-cell>
          <table:table-cell office:value-type="float" office:value="0.94852253842958" calcext:value-type="float">
            <text:p>0,9485225384295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59322684151786" calcext:value-type="float">
            <text:p>0,859322684151786</text:p>
          </table:table-cell>
          <table:table-cell office:value-type="float" office:value="0.755725452550741" calcext:value-type="float">
            <text:p>0,755725452550741</text:p>
          </table:table-cell>
          <table:table-cell office:value-type="float" office:value="0.732082364662903" calcext:value-type="float">
            <text:p>0,732082364662903</text:p>
          </table:table-cell>
          <table:table-cell office:value-type="float" office:value="0.577389527726118" calcext:value-type="float">
            <text:p>0,577389527726118</text:p>
          </table:table-cell>
          <table:table-cell office:value-type="float" office:value="0.709873760144274" calcext:value-type="float">
            <text:p>0,709873760144274</text:p>
          </table:table-cell>
          <table:table-cell office:value-type="float" office:value="0.914809412214836" calcext:value-type="float">
            <text:p>0,914809412214836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78705705915179" calcext:value-type="float">
            <text:p>0,878705705915179</text:p>
          </table:table-cell>
          <table:table-cell office:value-type="float" office:value="0.726366387751469" calcext:value-type="float">
            <text:p>0,726366387751469</text:p>
          </table:table-cell>
          <table:table-cell office:value-type="float" office:value="0.745736689148435" calcext:value-type="float">
            <text:p>0,745736689148435</text:p>
          </table:table-cell>
          <table:table-cell office:value-type="float" office:value="0.594561510885722" calcext:value-type="float">
            <text:p>0,594561510885722</text:p>
          </table:table-cell>
          <table:table-cell office:value-type="float" office:value="0.766168406820401" calcext:value-type="float">
            <text:p>0,766168406820401</text:p>
          </table:table-cell>
          <table:table-cell office:value-type="float" office:value="0.912731938861257" calcext:value-type="float">
            <text:p>0,91273193886125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906973702566964" calcext:value-type="float">
            <text:p>0,906973702566964</text:p>
          </table:table-cell>
          <table:table-cell office:value-type="float" office:value="0.709527435969378" calcext:value-type="float">
            <text:p>0,709527435969378</text:p>
          </table:table-cell>
          <table:table-cell office:value-type="float" office:value="0.768432704620928" calcext:value-type="float">
            <text:p>0,768432704620928</text:p>
          </table:table-cell>
          <table:table-cell office:value-type="float" office:value="0.623946988121674" calcext:value-type="float">
            <text:p>0,623946988121674</text:p>
          </table:table-cell>
          <table:table-cell office:value-type="float" office:value="0.838004165877675" calcext:value-type="float">
            <text:p>0,838004165877675</text:p>
          </table:table-cell>
          <table:table-cell office:value-type="float" office:value="0.922544995938609" calcext:value-type="float">
            <text:p>0,92254499593860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95167759486607" calcext:value-type="float">
            <text:p>0,895167759486607</text:p>
          </table:table-cell>
          <table:table-cell office:value-type="float" office:value="0.698341814657112" calcext:value-type="float">
            <text:p>0,698341814657112</text:p>
          </table:table-cell>
          <table:table-cell office:value-type="float" office:value="0.77041761347362" calcext:value-type="float">
            <text:p>0,77041761347362</text:p>
          </table:table-cell>
          <table:table-cell office:value-type="float" office:value="0.626568517828302" calcext:value-type="float">
            <text:p>0,626568517828302</text:p>
          </table:table-cell>
          <table:table-cell office:value-type="float" office:value="0.85908355336002" calcext:value-type="float">
            <text:p>0,85908355336002</text:p>
          </table:table-cell>
          <table:table-cell office:value-type="float" office:value="0.904458040041225" calcext:value-type="float">
            <text:p>0,904458040041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8224610828218" calcext:value-type="float">
            <text:p>0,88224610828218</text:p>
          </table:table-cell>
          <table:table-cell table:style-name="ce9" table:formula="of:=AVERAGE([.D2:.D25])" office:value-type="float" office:value="0.854680546037593" calcext:value-type="float">
            <text:p>0,854680546037593</text:p>
          </table:table-cell>
          <table:table-cell table:style-name="ce9" table:formula="of:=AVERAGE([.E2:.E25])" office:value-type="float" office:value="0.81386685431022" calcext:value-type="float">
            <text:p>0,81386685431022</text:p>
          </table:table-cell>
          <table:table-cell table:style-name="ce9" table:formula="of:=AVERAGE([.F2:.F25])" office:value-type="float" office:value="0.689317277866389" calcext:value-type="float">
            <text:p>0,689317277866389</text:p>
          </table:table-cell>
          <table:table-cell table:style-name="ce9" table:formula="of:=AVERAGE([.G2:.G25])" office:value-type="float" office:value="0.786525177648808" calcext:value-type="float">
            <text:p>0,786525177648808</text:p>
          </table:table-cell>
          <table:table-cell table:style-name="ce9" table:formula="of:=AVERAGE([.H2:.H25])" office:value-type="float" office:value="0.938482832538144" calcext:value-type="float">
            <text:p>0,938482832538144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94919259207589" calcext:value-type="float">
            <text:p>0,894919259207589</text:p>
          </table:table-cell>
          <table:table-cell table:formula="of:=AVERAGE([.D8:.D13])" office:value-type="float" office:value="0.901568504780597" calcext:value-type="float">
            <text:p>0,901568504780597</text:p>
          </table:table-cell>
          <table:table-cell table:formula="of:=AVERAGE([.E8:.E13])" office:value-type="float" office:value="0.831179903296623" calcext:value-type="float">
            <text:p>0,831179903296623</text:p>
          </table:table-cell>
          <table:table-cell table:formula="of:=AVERAGE([.F8:.F13])" office:value-type="float" office:value="0.713642136263732" calcext:value-type="float">
            <text:p>0,713642136263732</text:p>
          </table:table-cell>
          <table:table-cell table:formula="of:=AVERAGE([.G8:.G13])" office:value-type="float" office:value="0.781110409236136" calcext:value-type="float">
            <text:p>0,781110409236136</text:p>
          </table:table-cell>
          <table:table-cell table:formula="of:=AVERAGE([.H8:.H13])" office:value-type="float" office:value="0.960819269979906" calcext:value-type="float">
            <text:p>0,96081926997990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4808175223214" calcext:value-type="float">
            <text:p>0,874808175223214</text:p>
          </table:table-cell>
          <table:table-cell table:formula="of:=AVERAGE([.D2:.D7])" office:value-type="float" office:value="0.917861325676594" calcext:value-type="float">
            <text:p>0,917861325676594</text:p>
          </table:table-cell>
          <table:table-cell table:formula="of:=AVERAGE([.E2:.E7])" office:value-type="float" office:value="0.843269602666256" calcext:value-type="float">
            <text:p>0,843269602666256</text:p>
          </table:table-cell>
          <table:table-cell table:formula="of:=AVERAGE([.F2:.F7])" office:value-type="float" office:value="0.731609510124151" calcext:value-type="float">
            <text:p>0,731609510124151</text:p>
          </table:table-cell>
          <table:table-cell table:formula="of:=AVERAGE([.G2:.G7])" office:value-type="float" office:value="0.783964293906043" calcext:value-type="float">
            <text:p>0,783964293906043</text:p>
          </table:table-cell>
          <table:table-cell table:formula="of:=AVERAGE([.H2:.H7])" office:value-type="float" office:value="0.944835671879893" calcext:value-type="float">
            <text:p>0,94483567187989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76245407831101" calcext:value-type="float">
            <text:p>0,876245407831101</text:p>
          </table:table-cell>
          <table:table-cell table:formula="of:=AVERAGE([.D14:.D19])" office:value-type="float" office:value="0.854804178857919" calcext:value-type="float">
            <text:p>0,854804178857919</text:p>
          </table:table-cell>
          <table:table-cell table:formula="of:=AVERAGE([.E14:.E19])" office:value-type="float" office:value="0.820958290293251" calcext:value-type="float">
            <text:p>0,820958290293251</text:p>
          </table:table-cell>
          <table:table-cell table:formula="of:=AVERAGE([.F14:.F19])" office:value-type="float" office:value="0.696764020653187" calcext:value-type="float">
            <text:p>0,696764020653187</text:p>
          </table:table-cell>
          <table:table-cell table:formula="of:=AVERAGE([.G14:.G19])" office:value-type="float" office:value="0.799888838109528" calcext:value-type="float">
            <text:p>0,799888838109528</text:p>
          </table:table-cell>
          <table:table-cell table:formula="of:=AVERAGE([.H14:.H19])" office:value-type="float" office:value="0.930758898650948" calcext:value-type="float">
            <text:p>0,93075889865094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83011590866816" calcext:value-type="float">
            <text:p>0,883011590866816</text:p>
          </table:table-cell>
          <table:table-cell table:formula="of:=AVERAGE([.D20:.D25])" office:value-type="float" office:value="0.744488174835263" calcext:value-type="float">
            <text:p>0,744488174835263</text:p>
          </table:table-cell>
          <table:table-cell table:formula="of:=AVERAGE([.E20:.E25])" office:value-type="float" office:value="0.760059620984751" calcext:value-type="float">
            <text:p>0,760059620984751</text:p>
          </table:table-cell>
          <table:table-cell table:formula="of:=AVERAGE([.F20:.F25])" office:value-type="float" office:value="0.615253444424486" calcext:value-type="float">
            <text:p>0,615253444424486</text:p>
          </table:table-cell>
          <table:table-cell table:formula="of:=AVERAGE([.G20:.G25])" office:value-type="float" office:value="0.781137169343526" calcext:value-type="float">
            <text:p>0,781137169343526</text:p>
          </table:table-cell>
          <table:table-cell table:formula="of:=AVERAGE([.H20:.H25])" office:value-type="float" office:value="0.917517489641829" calcext:value-type="float">
            <text:p>0,917517489641829</text:p>
          </table:table-cell>
        </table:table-row>
      </table:table>
      <table:table table:name="1.7-original_lab_l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5762765066964" calcext:value-type="float">
            <text:p>0,915762765066964</text:p>
          </table:table-cell>
          <table:table-cell office:value-type="float" office:value="0.904389657245941" calcext:value-type="float">
            <text:p>0,904389657245941</text:p>
          </table:table-cell>
          <table:table-cell office:value-type="float" office:value="0.886155006422267" calcext:value-type="float">
            <text:p>0,886155006422267</text:p>
          </table:table-cell>
          <table:table-cell office:value-type="float" office:value="0.795581980914496" calcext:value-type="float">
            <text:p>0,795581980914496</text:p>
          </table:table-cell>
          <table:table-cell office:value-type="float" office:value="0.868641131081643" calcext:value-type="float">
            <text:p>0,868641131081643</text:p>
          </table:table-cell>
          <table:table-cell office:value-type="float" office:value="0.944329290496064" calcext:value-type="float">
            <text:p>0,94432929049606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8328683035714" calcext:value-type="float">
            <text:p>0,858328683035714</text:p>
          </table:table-cell>
          <table:table-cell office:value-type="float" office:value="0.875010302480837" calcext:value-type="float">
            <text:p>0,875010302480837</text:p>
          </table:table-cell>
          <table:table-cell office:value-type="float" office:value="0.839414904131251" calcext:value-type="float">
            <text:p>0,839414904131251</text:p>
          </table:table-cell>
          <table:table-cell office:value-type="float" office:value="0.723268726368498" calcext:value-type="float">
            <text:p>0,723268726368498</text:p>
          </table:table-cell>
          <table:table-cell office:value-type="float" office:value="0.806602340069898" calcext:value-type="float">
            <text:p>0,806602340069898</text:p>
          </table:table-cell>
          <table:table-cell office:value-type="float" office:value="0.902224371373308" calcext:value-type="float">
            <text:p>0,902224371373308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7593819754464" calcext:value-type="float">
            <text:p>0,917593819754464</text:p>
          </table:table-cell>
          <table:table-cell office:value-type="float" office:value="0.895242927819358" calcext:value-type="float">
            <text:p>0,895242927819358</text:p>
          </table:table-cell>
          <table:table-cell office:value-type="float" office:value="0.881896454769254" calcext:value-type="float">
            <text:p>0,881896454769254</text:p>
          </table:table-cell>
          <table:table-cell office:value-type="float" office:value="0.78874309855377" calcext:value-type="float">
            <text:p>0,78874309855377</text:p>
          </table:table-cell>
          <table:table-cell office:value-type="float" office:value="0.868942080378251" calcext:value-type="float">
            <text:p>0,868942080378251</text:p>
          </table:table-cell>
          <table:table-cell office:value-type="float" office:value="0.944262958963283" calcext:value-type="float">
            <text:p>0,94426295896328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57840401785714" calcext:value-type="float">
            <text:p>0,857840401785714</text:p>
          </table:table-cell>
          <table:table-cell office:value-type="float" office:value="0.855050516465882" calcext:value-type="float">
            <text:p>0,855050516465882</text:p>
          </table:table-cell>
          <table:table-cell office:value-type="float" office:value="0.822713235613936" calcext:value-type="float">
            <text:p>0,822713235613936</text:p>
          </table:table-cell>
          <table:table-cell office:value-type="float" office:value="0.698821443085676" calcext:value-type="float">
            <text:p>0,698821443085676</text:p>
          </table:table-cell>
          <table:table-cell office:value-type="float" office:value="0.792732759162633" calcext:value-type="float">
            <text:p>0,792732759162633</text:p>
          </table:table-cell>
          <table:table-cell office:value-type="float" office:value="0.904236414950647" calcext:value-type="float">
            <text:p>0,904236414950647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40654645647321" calcext:value-type="float">
            <text:p>0,840654645647321</text:p>
          </table:table-cell>
          <table:table-cell office:value-type="float" office:value="0.848442340288737" calcext:value-type="float">
            <text:p>0,848442340288737</text:p>
          </table:table-cell>
          <table:table-cell office:value-type="float" office:value="0.826565183969024" calcext:value-type="float">
            <text:p>0,826565183969024</text:p>
          </table:table-cell>
          <table:table-cell office:value-type="float" office:value="0.704398039564563" calcext:value-type="float">
            <text:p>0,704398039564563</text:p>
          </table:table-cell>
          <table:table-cell office:value-type="float" office:value="0.805787876545037" calcext:value-type="float">
            <text:p>0,805787876545037</text:p>
          </table:table-cell>
          <table:table-cell office:value-type="float" office:value="0.871726799023811" calcext:value-type="float">
            <text:p>0,871726799023811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1866629464286" calcext:value-type="float">
            <text:p>0,841866629464286</text:p>
          </table:table-cell>
          <table:table-cell office:value-type="float" office:value="0.907184431510197" calcext:value-type="float">
            <text:p>0,907184431510197</text:p>
          </table:table-cell>
          <table:table-cell office:value-type="float" office:value="0.818291118948381" calcext:value-type="float">
            <text:p>0,818291118948381</text:p>
          </table:table-cell>
          <table:table-cell office:value-type="float" office:value="0.692464220307943" calcext:value-type="float">
            <text:p>0,692464220307943</text:p>
          </table:table-cell>
          <table:table-cell office:value-type="float" office:value="0.74526408000876" calcext:value-type="float">
            <text:p>0,74526408000876</text:p>
          </table:table-cell>
          <table:table-cell office:value-type="float" office:value="0.930243430059772" calcext:value-type="float">
            <text:p>0,93024343005977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24883161272321" calcext:value-type="float">
            <text:p>0,924883161272321</text:p>
          </table:table-cell>
          <table:table-cell office:value-type="float" office:value="0.755272513893204" calcext:value-type="float">
            <text:p>0,755272513893204</text:p>
          </table:table-cell>
          <table:table-cell office:value-type="float" office:value="0.835519407373466" calcext:value-type="float">
            <text:p>0,835519407373466</text:p>
          </table:table-cell>
          <table:table-cell office:value-type="float" office:value="0.717503934942287" calcext:value-type="float">
            <text:p>0,717503934942287</text:p>
          </table:table-cell>
          <table:table-cell office:value-type="float" office:value="0.934845766042895" calcext:value-type="float">
            <text:p>0,934845766042895</text:p>
          </table:table-cell>
          <table:table-cell office:value-type="float" office:value="0.92232860804978" calcext:value-type="float">
            <text:p>0,9223286080497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07601492745536" calcext:value-type="float">
            <text:p>0,907601492745536</text:p>
          </table:table-cell>
          <table:table-cell office:value-type="float" office:value="0.914925597474823" calcext:value-type="float">
            <text:p>0,914925597474823</text:p>
          </table:table-cell>
          <table:table-cell office:value-type="float" office:value="0.873303762508817" calcext:value-type="float">
            <text:p>0,873303762508817</text:p>
          </table:table-cell>
          <table:table-cell office:value-type="float" office:value="0.775101339162546" calcext:value-type="float">
            <text:p>0,775101339162546</text:p>
          </table:table-cell>
          <table:table-cell office:value-type="float" office:value="0.835304073370995" calcext:value-type="float">
            <text:p>0,835304073370995</text:p>
          </table:table-cell>
          <table:table-cell office:value-type="float" office:value="0.952145423800465" calcext:value-type="float">
            <text:p>0,952145423800465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75767299107143" calcext:value-type="float">
            <text:p>0,875767299107143</text:p>
          </table:table-cell>
          <table:table-cell office:value-type="float" office:value="0.888848418624416" calcext:value-type="float">
            <text:p>0,888848418624416</text:p>
          </table:table-cell>
          <table:table-cell office:value-type="float" office:value="0.860450538687561" calcext:value-type="float">
            <text:p>0,860450538687561</text:p>
          </table:table-cell>
          <table:table-cell office:value-type="float" office:value="0.755079588819748" calcext:value-type="float">
            <text:p>0,755079588819748</text:p>
          </table:table-cell>
          <table:table-cell office:value-type="float" office:value="0.833811051422714" calcext:value-type="float">
            <text:p>0,833811051422714</text:p>
          </table:table-cell>
          <table:table-cell office:value-type="float" office:value="0.911413227538826" calcext:value-type="float">
            <text:p>0,91141322753882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21805245535714" calcext:value-type="float">
            <text:p>0,921805245535714</text:p>
          </table:table-cell>
          <table:table-cell office:value-type="float" office:value="0.896200115528543" calcext:value-type="float">
            <text:p>0,896200115528543</text:p>
          </table:table-cell>
          <table:table-cell office:value-type="float" office:value="0.888368850826529" calcext:value-type="float">
            <text:p>0,888368850826529</text:p>
          </table:table-cell>
          <table:table-cell office:value-type="float" office:value="0.799157932455433" calcext:value-type="float">
            <text:p>0,799157932455433</text:p>
          </table:table-cell>
          <table:table-cell office:value-type="float" office:value="0.880673264394482" calcext:value-type="float">
            <text:p>0,880673264394482</text:p>
          </table:table-cell>
          <table:table-cell office:value-type="float" office:value="0.944275910420796" calcext:value-type="float">
            <text:p>0,94427591042079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547607421875" calcext:value-type="float">
            <text:p>0,92547607421875</text:p>
          </table:table-cell>
          <table:table-cell office:value-type="float" office:value="0.773340650826446" calcext:value-type="float">
            <text:p>0,773340650826446</text:p>
          </table:table-cell>
          <table:table-cell office:value-type="float" office:value="0.848610446888783" calcext:value-type="float">
            <text:p>0,848610446888783</text:p>
          </table:table-cell>
          <table:table-cell office:value-type="float" office:value="0.737031567288167" calcext:value-type="float">
            <text:p>0,737031567288167</text:p>
          </table:table-cell>
          <table:table-cell office:value-type="float" office:value="0.940112240492916" calcext:value-type="float">
            <text:p>0,940112240492916</text:p>
          </table:table-cell>
          <table:table-cell office:value-type="float" office:value="0.921295414037015" calcext:value-type="float">
            <text:p>0,921295414037015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4445103236607" calcext:value-type="float">
            <text:p>0,904445103236607</text:p>
          </table:table-cell>
          <table:table-cell office:value-type="float" office:value="0.866039383063343" calcext:value-type="float">
            <text:p>0,866039383063343</text:p>
          </table:table-cell>
          <table:table-cell office:value-type="float" office:value="0.866974982702742" calcext:value-type="float">
            <text:p>0,866974982702742</text:p>
          </table:table-cell>
          <table:table-cell office:value-type="float" office:value="0.765186089863084" calcext:value-type="float">
            <text:p>0,765186089863084</text:p>
          </table:table-cell>
          <table:table-cell office:value-type="float" office:value="0.86791260602231" calcext:value-type="float">
            <text:p>0,86791260602231</text:p>
          </table:table-cell>
          <table:table-cell office:value-type="float" office:value="0.924885438054962" calcext:value-type="float">
            <text:p>0,924885438054962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79621233258929" calcext:value-type="float">
            <text:p>0,879621233258929</text:p>
          </table:table-cell>
          <table:table-cell office:value-type="float" office:value="0.712958844614217" calcext:value-type="float">
            <text:p>0,712958844614217</text:p>
          </table:table-cell>
          <table:table-cell office:value-type="float" office:value="0.79788012766082" calcext:value-type="float">
            <text:p>0,79788012766082</text:p>
          </table:table-cell>
          <table:table-cell office:value-type="float" office:value="0.663727591582229" calcext:value-type="float">
            <text:p>0,663727591582229</text:p>
          </table:table-cell>
          <table:table-cell office:value-type="float" office:value="0.905766993518365" calcext:value-type="float">
            <text:p>0,905766993518365</text:p>
          </table:table-cell>
          <table:table-cell office:value-type="float" office:value="0.870323747384844" calcext:value-type="float">
            <text:p>0,87032374738484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64719935825893" calcext:value-type="float">
            <text:p>0,864719935825893</text:p>
          </table:table-cell>
          <table:table-cell office:value-type="float" office:value="0.750372180556726" calcext:value-type="float">
            <text:p>0,750372180556726</text:p>
          </table:table-cell>
          <table:table-cell office:value-type="float" office:value="0.774959024121376" calcext:value-type="float">
            <text:p>0,774959024121376</text:p>
          </table:table-cell>
          <table:table-cell office:value-type="float" office:value="0.632598451301238" calcext:value-type="float">
            <text:p>0,632598451301238</text:p>
          </table:table-cell>
          <table:table-cell office:value-type="float" office:value="0.80121168496191" calcext:value-type="float">
            <text:p>0,80121168496191</text:p>
          </table:table-cell>
          <table:table-cell office:value-type="float" office:value="0.890750620804957" calcext:value-type="float">
            <text:p>0,890750620804957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49138532366071" calcext:value-type="float">
            <text:p>0,849138532366071</text:p>
          </table:table-cell>
          <table:table-cell office:value-type="float" office:value="0.626508462569889" calcext:value-type="float">
            <text:p>0,626508462569889</text:p>
          </table:table-cell>
          <table:table-cell office:value-type="float" office:value="0.741104294478527" calcext:value-type="float">
            <text:p>0,741104294478527</text:p>
          </table:table-cell>
          <table:table-cell office:value-type="float" office:value="0.58869395711501" calcext:value-type="float">
            <text:p>0,58869395711501</text:p>
          </table:table-cell>
          <table:table-cell office:value-type="float" office:value="0.907006556056111" calcext:value-type="float">
            <text:p>0,907006556056111</text:p>
          </table:table-cell>
          <table:table-cell office:value-type="float" office:value="0.831057961892773" calcext:value-type="float">
            <text:p>0,83105796189277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7468610491071" calcext:value-type="float">
            <text:p>0,887468610491071</text:p>
          </table:table-cell>
          <table:table-cell office:value-type="float" office:value="0.87042376583661" calcext:value-type="float">
            <text:p>0,87042376583661</text:p>
          </table:table-cell>
          <table:table-cell office:value-type="float" office:value="0.860629360057018" calcext:value-type="float">
            <text:p>0,860629360057018</text:p>
          </table:table-cell>
          <table:table-cell office:value-type="float" office:value="0.755355044167267" calcext:value-type="float">
            <text:p>0,755355044167267</text:p>
          </table:table-cell>
          <table:table-cell office:value-type="float" office:value="0.851052923839221" calcext:value-type="float">
            <text:p>0,851052923839221</text:p>
          </table:table-cell>
          <table:table-cell office:value-type="float" office:value="0.912592461615536" calcext:value-type="float">
            <text:p>0,91259246161553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41971261160714" calcext:value-type="float">
            <text:p>0,841971261160714</text:p>
          </table:table-cell>
          <table:table-cell office:value-type="float" office:value="0.841670194963608" calcext:value-type="float">
            <text:p>0,841670194963608</text:p>
          </table:table-cell>
          <table:table-cell office:value-type="float" office:value="0.82164226106125" calcext:value-type="float">
            <text:p>0,82164226106125</text:p>
          </table:table-cell>
          <table:table-cell office:value-type="float" office:value="0.697277434441289" calcext:value-type="float">
            <text:p>0,697277434441289</text:p>
          </table:table-cell>
          <table:table-cell office:value-type="float" office:value="0.802545321721745" calcext:value-type="float">
            <text:p>0,802545321721745</text:p>
          </table:table-cell>
          <table:table-cell office:value-type="float" office:value="0.874694834931627" calcext:value-type="float">
            <text:p>0,87469483493162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6783272879464" calcext:value-type="float">
            <text:p>0,836783272879464</text:p>
          </table:table-cell>
          <table:table-cell office:value-type="float" office:value="0.887924103553626" calcext:value-type="float">
            <text:p>0,887924103553626</text:p>
          </table:table-cell>
          <table:table-cell office:value-type="float" office:value="0.841518858739364" calcext:value-type="float">
            <text:p>0,841518858739364</text:p>
          </table:table-cell>
          <table:table-cell office:value-type="float" office:value="0.726398409751962" calcext:value-type="float">
            <text:p>0,726398409751962</text:p>
          </table:table-cell>
          <table:table-cell office:value-type="float" office:value="0.799723223480947" calcext:value-type="float">
            <text:p>0,799723223480947</text:p>
          </table:table-cell>
          <table:table-cell office:value-type="float" office:value="0.88061434226553" calcext:value-type="float">
            <text:p>0,88061434226553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19004603794643" calcext:value-type="float">
            <text:p>0,819004603794643</text:p>
          </table:table-cell>
          <table:table-cell office:value-type="float" office:value="0.58968426782798" calcext:value-type="float">
            <text:p>0,58968426782798</text:p>
          </table:table-cell>
          <table:table-cell office:value-type="float" office:value="0.676101610285857" calcext:value-type="float">
            <text:p>0,676101610285857</text:p>
          </table:table-cell>
          <table:table-cell office:value-type="float" office:value="0.510689955920138" calcext:value-type="float">
            <text:p>0,510689955920138</text:p>
          </table:table-cell>
          <table:table-cell office:value-type="float" office:value="0.79219686997221" calcext:value-type="float">
            <text:p>0,79219686997221</text:p>
          </table:table-cell>
          <table:table-cell office:value-type="float" office:value="0.82739867185711" calcext:value-type="float">
            <text:p>0,8273986718571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55521065848214" calcext:value-type="float">
            <text:p>0,855521065848214</text:p>
          </table:table-cell>
          <table:table-cell office:value-type="float" office:value="0.760201312478413" calcext:value-type="float">
            <text:p>0,760201312478413</text:p>
          </table:table-cell>
          <table:table-cell office:value-type="float" office:value="0.788101997493542" calcext:value-type="float">
            <text:p>0,788101997493542</text:p>
          </table:table-cell>
          <table:table-cell office:value-type="float" office:value="0.65030390005065" calcext:value-type="float">
            <text:p>0,65030390005065</text:p>
          </table:table-cell>
          <table:table-cell office:value-type="float" office:value="0.818128717077315" calcext:value-type="float">
            <text:p>0,818128717077315</text:p>
          </table:table-cell>
          <table:table-cell office:value-type="float" office:value="0.87380556709597" calcext:value-type="float">
            <text:p>0,87380556709597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9461495535714" calcext:value-type="float">
            <text:p>0,769461495535714</text:p>
          </table:table-cell>
          <table:table-cell office:value-type="float" office:value="0.551581443206728" calcext:value-type="float">
            <text:p>0,551581443206728</text:p>
          </table:table-cell>
          <table:table-cell office:value-type="float" office:value="0.650993954433855" calcext:value-type="float">
            <text:p>0,650993954433855</text:p>
          </table:table-cell>
          <table:table-cell office:value-type="float" office:value="0.48257304448228" calcext:value-type="float">
            <text:p>0,48257304448228</text:p>
          </table:table-cell>
          <table:table-cell office:value-type="float" office:value="0.794119541414402" calcext:value-type="float">
            <text:p>0,794119541414402</text:p>
          </table:table-cell>
          <table:table-cell office:value-type="float" office:value="0.760306566550289" calcext:value-type="float">
            <text:p>0,760306566550289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6353934151786" calcext:value-type="float">
            <text:p>0,816353934151786</text:p>
          </table:table-cell>
          <table:table-cell office:value-type="float" office:value="0.58034424998556" calcext:value-type="float">
            <text:p>0,58034424998556</text:p>
          </table:table-cell>
          <table:table-cell office:value-type="float" office:value="0.65614184026644" calcext:value-type="float">
            <text:p>0,65614184026644</text:p>
          </table:table-cell>
          <table:table-cell office:value-type="float" office:value="0.488252302160021" calcext:value-type="float">
            <text:p>0,488252302160021</text:p>
          </table:table-cell>
          <table:table-cell office:value-type="float" office:value="0.754713437992939" calcext:value-type="float">
            <text:p>0,754713437992939</text:p>
          </table:table-cell>
          <table:table-cell office:value-type="float" office:value="0.834991256160432" calcext:value-type="float">
            <text:p>0,83499125616043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19222586495536" calcext:value-type="float">
            <text:p>0,819222586495536</text:p>
          </table:table-cell>
          <table:table-cell office:value-type="float" office:value="0.505238337665122" calcext:value-type="float">
            <text:p>0,505238337665122</text:p>
          </table:table-cell>
          <table:table-cell office:value-type="float" office:value="0.645256223800154" calcext:value-type="float">
            <text:p>0,645256223800154</text:p>
          </table:table-cell>
          <table:table-cell office:value-type="float" office:value="0.476293920028291" calcext:value-type="float">
            <text:p>0,476293920028291</text:p>
          </table:table-cell>
          <table:table-cell office:value-type="float" office:value="0.892633970838856" calcext:value-type="float">
            <text:p>0,892633970838856</text:p>
          </table:table-cell>
          <table:table-cell office:value-type="float" office:value="0.802648454533795" calcext:value-type="float">
            <text:p>0,802648454533795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5719517299107" calcext:value-type="float">
            <text:p>0,835719517299107</text:p>
          </table:table-cell>
          <table:table-cell office:value-type="float" office:value="0.570162972817706" calcext:value-type="float">
            <text:p>0,570162972817706</text:p>
          </table:table-cell>
          <table:table-cell office:value-type="float" office:value="0.666855273627442" calcext:value-type="float">
            <text:p>0,666855273627442</text:p>
          </table:table-cell>
          <table:table-cell office:value-type="float" office:value="0.500212212849488" calcext:value-type="float">
            <text:p>0,500212212849488</text:p>
          </table:table-cell>
          <table:table-cell office:value-type="float" office:value="0.803040626863129" calcext:value-type="float">
            <text:p>0,803040626863129</text:p>
          </table:table-cell>
          <table:table-cell office:value-type="float" office:value="0.844133061421398" calcext:value-type="float">
            <text:p>0,84413306142139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5292140415736" calcext:value-type="float">
            <text:p>0,865292140415736</text:p>
          </table:table-cell>
          <table:table-cell table:style-name="ce9" table:formula="of:=AVERAGE([.D2:.D25])" office:value-type="float" office:value="0.776125707970746" calcext:value-type="float">
            <text:p>0,776125707970746</text:p>
          </table:table-cell>
          <table:table-cell table:style-name="ce9" table:formula="of:=AVERAGE([.E2:.E25])" office:value-type="float" office:value="0.798727029952819" calcext:value-type="float">
            <text:p>0,798727029952819</text:p>
          </table:table-cell>
          <table:table-cell table:style-name="ce9" table:formula="of:=AVERAGE([.F2:.F25])" office:value-type="float" office:value="0.671863091049003" calcext:value-type="float">
            <text:p>0,671863091049003</text:p>
          </table:table-cell>
          <table:table-cell table:style-name="ce9" table:formula="of:=AVERAGE([.G2:.G25])" office:value-type="float" office:value="0.83761538069707" calcext:value-type="float">
            <text:p>0,83761538069707</text:p>
          </table:table-cell>
          <table:table-cell table:style-name="ce9" table:formula="of:=AVERAGE([.H2:.H25])" office:value-type="float" office:value="0.886528534720124" calcext:value-type="float">
            <text:p>0,886528534720124</text:p>
          </table:table-cell>
        </table:table-row>
        <table:table-row table:style-name="ro1">
          <table:table-cell table:style-name="Default" table:number-columns-repeated="2"/>
          <table:table-cell table:style-name="ce4" office:value-type="string" calcext:value-type="string">
            <text:p>(tp + tn) / (tp + tn + fp + fn)</text:p>
          </table:table-cell>
          <table:table-cell table:style-name="ce4" office:value-type="string" calcext:value-type="string">
            <text:p>tp / (tp + fp)</text:p>
          </table:table-cell>
          <table:table-cell table:style-name="ce4" office:value-type="string" calcext:value-type="string">
            <text:p>(2*tp)/(2*tp + fp + fn)</text:p>
          </table:table-cell>
          <table:table-cell table:style-name="ce4" office:value-type="string" calcext:value-type="string">
            <text:p>tp / (tp + fp + fn)</text:p>
          </table:table-cell>
          <table:table-cell table:style-name="ce4" office:value-type="string" calcext:value-type="string">
            <text:p>tp/(tp + fn)</text:p>
          </table:table-cell>
          <table:table-cell table:style-name="ce4" office:value-type="string" calcext:value-type="string">
            <text:p>tn/(tn + fp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9996396019345" calcext:value-type="float">
            <text:p>0,909996396019345</text:p>
          </table:table-cell>
          <table:table-cell table:formula="of:=AVERAGE([.D8:.D13])" office:value-type="float" office:value="0.849104446568463" calcext:value-type="float">
            <text:p>0,849104446568463</text:p>
          </table:table-cell>
          <table:table-cell table:formula="of:=AVERAGE([.E8:.E13])" office:value-type="float" office:value="0.862204664831316" calcext:value-type="float">
            <text:p>0,862204664831316</text:p>
          </table:table-cell>
          <table:table-cell table:formula="of:=AVERAGE([.F8:.F13])" office:value-type="float" office:value="0.758176742088544" calcext:value-type="float">
            <text:p>0,758176742088544</text:p>
          </table:table-cell>
          <table:table-cell table:formula="of:=AVERAGE([.G8:.G13])" office:value-type="float" office:value="0.882109833624385" calcext:value-type="float">
            <text:p>0,882109833624385</text:p>
          </table:table-cell>
          <table:table-cell table:formula="of:=AVERAGE([.H8:.H13])" office:value-type="float" office:value="0.929390670316974" calcext:value-type="float">
            <text:p>0,92939067031697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2007824125744" calcext:value-type="float">
            <text:p>0,872007824125744</text:p>
          </table:table-cell>
          <table:table-cell table:formula="of:=AVERAGE([.D2:.D7])" office:value-type="float" office:value="0.880886695968492" calcext:value-type="float">
            <text:p>0,880886695968492</text:p>
          </table:table-cell>
          <table:table-cell table:formula="of:=AVERAGE([.E2:.E7])" office:value-type="float" office:value="0.845839317309019" calcext:value-type="float">
            <text:p>0,845839317309019</text:p>
          </table:table-cell>
          <table:table-cell table:formula="of:=AVERAGE([.F2:.F7])" office:value-type="float" office:value="0.733879584799158" calcext:value-type="float">
            <text:p>0,733879584799158</text:p>
          </table:table-cell>
          <table:table-cell table:formula="of:=AVERAGE([.G2:.G7])" office:value-type="float" office:value="0.814661711207704" calcext:value-type="float">
            <text:p>0,814661711207704</text:p>
          </table:table-cell>
          <table:table-cell table:formula="of:=AVERAGE([.H2:.H7])" office:value-type="float" office:value="0.916170544144481" calcext:value-type="float">
            <text:p>0,91617054414448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59950474330357" calcext:value-type="float">
            <text:p>0,859950474330357</text:p>
          </table:table-cell>
          <table:table-cell table:formula="of:=AVERAGE([.D14:.D19])" office:value-type="float" office:value="0.781642925349113" calcext:value-type="float">
            <text:p>0,781642925349113</text:p>
          </table:table-cell>
          <table:table-cell table:formula="of:=AVERAGE([.E14:.E19])" office:value-type="float" office:value="0.806288987686393" calcext:value-type="float">
            <text:p>0,806288987686393</text:p>
          </table:table-cell>
          <table:table-cell table:formula="of:=AVERAGE([.F14:.F19])" office:value-type="float" office:value="0.677341814726499" calcext:value-type="float">
            <text:p>0,677341814726499</text:p>
          </table:table-cell>
          <table:table-cell table:formula="of:=AVERAGE([.G14:.G19])" office:value-type="float" office:value="0.84455111726305" calcext:value-type="float">
            <text:p>0,84455111726305</text:p>
          </table:table-cell>
          <table:table-cell table:formula="of:=AVERAGE([.H14:.H19])" office:value-type="float" office:value="0.876672328149211" calcext:value-type="float">
            <text:p>0,87667232814921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92138671875" calcext:value-type="float">
            <text:p>0,8192138671875</text:p>
          </table:table-cell>
          <table:table-cell table:formula="of:=AVERAGE([.D20:.D25])" office:value-type="float" office:value="0.592868763996918" calcext:value-type="float">
            <text:p>0,592868763996918</text:p>
          </table:table-cell>
          <table:table-cell table:formula="of:=AVERAGE([.E20:.E25])" office:value-type="float" office:value="0.680575149984548" calcext:value-type="float">
            <text:p>0,680575149984548</text:p>
          </table:table-cell>
          <table:table-cell table:formula="of:=AVERAGE([.F20:.F25])" office:value-type="float" office:value="0.518054222581811" calcext:value-type="float">
            <text:p>0,518054222581811</text:p>
          </table:table-cell>
          <table:table-cell table:formula="of:=AVERAGE([.G20:.G25])" office:value-type="float" office:value="0.809138860693142" calcext:value-type="float">
            <text:p>0,809138860693142</text:p>
          </table:table-cell>
          <table:table-cell table:formula="of:=AVERAGE([.H20:.H25])" office:value-type="float" office:value="0.823880596269832" calcext:value-type="float">
            <text:p>0,823880596269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20:51:21.000209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08T20:59:47.019915331</dc:date>
    <meta:editing-duration>PT1H25M26S</meta:editing-duration>
    <meta:editing-cycles>19</meta:editing-cycles>
    <meta:generator>LibreOffice/6.4.4.2$Linux_X86_64 LibreOffice_project/40$Build-2</meta:generator>
    <meta:document-statistic meta:table-count="7" meta:cell-count="1687" meta:object-count="0"/>
  </office:meta>
</office:document-meta>
</file>